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49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_32_4" style:data-style-name="N55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_32_4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9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9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16" style:family="table-cell" style:parent-style-name="_19968__33324__32_4" style:data-style-name="N5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5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6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2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6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6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6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29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32" style:family="table-cell" style:parent-style-name="_19968__33324__32_4" style:data-style-name="N56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3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3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21315__20998__20301__91_0_93__32_4" style:data-style-name="N53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5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6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7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_21315__20998__20301__91_0_93__32_4" style:data-style-name="N53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" table:default-cell-style-name="ce4"/>
        <table:table-column table:style-name="co4" table:number-columns-repeated="16372" table:default-cell-style-name="ce4"/>
        <table:table-row table:style-name="ro1">
          <table:table-cell office:value-type="string" table:number-columns-spanned="12" table:number-rows-spanned="1" table:style-name="ce16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32"/>
        </table:table-row>
        <table:table-row table:style-name="ro2">
          <table:table-cell table:number-columns-repeated="8" table:style-name="ce35"/>
          <table:table-cell table:style-name="ce32"/>
          <table:table-cell table:style-name="ce34"/>
          <table:table-cell table:style-name="ce32"/>
          <table:table-cell office:value-type="string" table:style-name="ce33">
            <text:p><text:s text:c="3"/>單位︰人</text:p>
          </table:table-cell>
          <table:table-cell table:number-columns-repeated="16372" table:style-name="ce32"/>
        </table:table-row>
        <table:table-row table:style-name="ro3">
          <table:table-cell office:value-type="string" table:number-columns-spanned="1" table:number-rows-spanned="4" table:style-name="ce182">
            <text:p>年月別</text:p>
          </table:table-cell>
          <table:table-cell office:value-type="string" table:number-columns-spanned="1" table:number-rows-spanned="4" table:style-name="ce183">
            <text:p>性別</text:p>
          </table:table-cell>
          <table:table-cell office:value-type="string" table:style-name="ce31">
            <text:p>婚生、非婚生及無依兒童</text:p>
          </table:table-cell>
          <table:table-cell table:number-columns-repeated="2" table:style-name="ce30"/>
          <table:table-cell table:style-name="ce29"/>
          <table:table-cell office:value-type="string" table:number-columns-spanned="3" table:number-rows-spanned="1" table:style-name="ce186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8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 table:style-name="ce2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4">
            <text:p>合計</text:p>
          </table:table-cell>
          <table:table-cell office:value-type="string" table:number-columns-spanned="1" table:number-rows-spanned="3" table:style-name="ce184">
            <text:p>婚生</text:p>
          </table:table-cell>
          <table:table-cell office:value-type="string" table:number-columns-spanned="1" table:number-rows-spanned="3" table:style-name="ce188">
            <text:p>非婚生</text:p>
          </table:table-cell>
          <table:table-cell office:value-type="string" table:number-columns-spanned="1" table:number-rows-spanned="3" table:style-name="ce184">
            <text:p>無依兒童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1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271450" table:style-name="ce71">
            <text:p><text:s text:c="3"/>271,450</text:p>
          </table:table-cell>
          <table:table-cell office:value-type="float" office:value="262081" table:style-name="ce71">
            <text:p><text:s text:c="3"/>262,081</text:p>
          </table:table-cell>
          <table:table-cell office:value-type="float" office:value="9294" table:style-name="ce71">
            <text:p><text:s text:c="3"/>9,294</text:p>
          </table:table-cell>
          <table:table-cell office:value-type="float" office:value="75" table:style-name="ce71">
            <text:p><text:s text:c="3"/>75</text:p>
          </table:table-cell>
          <table:table-cell office:value-type="float" office:value="257546" table:number-columns-spanned="1" table:number-rows-spanned="3" table:style-name="ce194">
            <text:p><text:s text:c="3"/>257,546</text:p>
          </table:table-cell>
          <table:table-cell office:value-type="float" office:value="13904" table:number-columns-spanned="2" table:number-rows-spanned="3" table:style-name="ce185">
            <text:p>13,904<text:s/></text:p>
          </table:table-cell>
          <table:covered-table-cell/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1462" table:style-name="ce73">
            <text:p><text:s text:c="3"/>141,462</text:p>
          </table:table-cell>
          <table:table-cell office:value-type="float" office:value="136648" table:style-name="ce74">
            <text:p><text:s text:c="3"/>136,648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9988" table:style-name="ce76">
            <text:p><text:s text:c="3"/>129,988</text:p>
          </table:table-cell>
          <table:table-cell office:value-type="float" office:value="125433" table:style-name="ce74">
            <text:p><text:s text:c="3"/>125,433</text:p>
          </table:table-cell>
          <table:table-cell office:value-type="float" office:value="4521" table:style-name="ce76">
            <text:p><text:s text:c="3"/>4,521</text:p>
          </table:table-cell>
          <table:table-cell office:value-type="float" office:value="34" table:style-name="ce7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283661" table:style-name="ce71">
            <text:p><text:s text:c="3"/>283,661</text:p>
          </table:table-cell>
          <table:table-cell office:value-type="float" office:value="274495" table:style-name="ce77">
            <text:p><text:s text:c="3"/>274,495</text:p>
          </table:table-cell>
          <table:table-cell office:value-type="float" office:value="9083" table:style-name="ce71">
            <text:p><text:s text:c="3"/>9,083</text:p>
          </table:table-cell>
          <table:table-cell office:value-type="float" office:value="83" table:style-name="ce77">
            <text:p><text:s text:c="3"/>83</text:p>
          </table:table-cell>
          <table:table-cell office:value-type="float" office:value="266505" table:number-columns-spanned="1" table:number-rows-spanned="3" table:style-name="ce147">
            <text:p><text:s text:c="3"/>266,505</text:p>
          </table:table-cell>
          <table:table-cell office:value-type="float" office:value="17156" table:number-columns-spanned="2" table:number-rows-spanned="3" table:style-name="ce187">
            <text:p>17,156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8042" table:style-name="ce73">
            <text:p><text:s text:c="3"/>148,042</text:p>
          </table:table-cell>
          <table:table-cell office:value-type="float" office:value="143281" table:style-name="ce74">
            <text:p><text:s text:c="3"/>143,281</text:p>
          </table:table-cell>
          <table:table-cell office:value-type="float" office:value="4720" table:style-name="ce73">
            <text:p><text:s text:c="3"/>4,720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5619" table:style-name="ce76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76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305312" table:style-name="ce71">
            <text:p><text:s text:c="3"/>305,312</text:p>
          </table:table-cell>
          <table:table-cell office:value-type="float" office:value="295294" table:style-name="ce71">
            <text:p><text:s text:c="3"/>295,294</text:p>
          </table:table-cell>
          <table:table-cell office:value-type="float" office:value="9952" table:style-name="ce71">
            <text:p><text:s text:c="3"/>9,952</text:p>
          </table:table-cell>
          <table:table-cell office:value-type="float" office:value="66" table:style-name="ce71">
            <text:p><text:s text:c="3"/>66</text:p>
          </table:table-cell>
          <table:table-cell office:value-type="float" office:value="282073" table:number-columns-spanned="1" table:number-rows-spanned="3" table:style-name="ce147">
            <text:p><text:s text:c="3"/>282,073</text:p>
          </table:table-cell>
          <table:table-cell office:value-type="float" office:value="23239" table:number-columns-spanned="2" table:number-rows-spanned="3" table:style-name="ce192">
            <text:p>23,239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59726" table:style-name="ce73">
            <text:p><text:s text:c="3"/>159,726</text:p>
          </table:table-cell>
          <table:table-cell office:value-type="float" office:value="154636" table:style-name="ce74">
            <text:p><text:s text:c="3"/>154,636</text:p>
          </table:table-cell>
          <table:table-cell office:value-type="float" office:value="5048" table:style-name="ce73">
            <text:p><text:s text:c="3"/>5,048</text:p>
          </table:table-cell>
          <table:table-cell office:value-type="float" office:value="42" table:style-name="ce7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45586" table:style-name="ce76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76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260354" table:style-name="ce71">
            <text:p><text:s text:c="3"/>260,354</text:p>
          </table:table-cell>
          <table:table-cell office:value-type="float" office:value="250858" table:style-name="ce71">
            <text:p><text:s text:c="3"/>250,858</text:p>
          </table:table-cell>
          <table:table-cell office:value-type="float" office:value="9433" table:style-name="ce71">
            <text:p><text:s text:c="3"/>9,433</text:p>
          </table:table-cell>
          <table:table-cell office:value-type="float" office:value="63" table:style-name="ce71">
            <text:p><text:s text:c="3"/>63</text:p>
          </table:table-cell>
          <table:table-cell office:value-type="float" office:value="232608" table:number-columns-spanned="1" table:number-rows-spanned="3" table:style-name="ce147">
            <text:p><text:s text:c="3"/>232,608</text:p>
          </table:table-cell>
          <table:table-cell office:value-type="float" office:value="27746" table:number-columns-spanned="2" table:number-rows-spanned="3" table:style-name="ce187">
            <text:p>27,746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35596" table:style-name="ce73">
            <text:p><text:s text:c="3"/>135,596</text:p>
          </table:table-cell>
          <table:table-cell office:value-type="float" office:value="130704" table:style-name="ce74">
            <text:p><text:s text:c="3"/>130,704</text:p>
          </table:table-cell>
          <table:table-cell office:value-type="float" office:value="4856" table:style-name="ce73">
            <text:p><text:s text:c="3"/>4,856</text:p>
          </table:table-cell>
          <table:table-cell office:value-type="float" office:value="36" table:style-name="ce7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4758" table:style-name="ce76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76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7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247530" table:style-name="ce71">
            <text:p><text:s text:c="3"/>247,530</text:p>
          </table:table-cell>
          <table:table-cell office:value-type="float" office:value="238521" table:style-name="ce71">
            <text:p><text:s text:c="3"/>238,521</text:p>
          </table:table-cell>
          <table:table-cell office:value-type="float" office:value="8945" table:style-name="ce71">
            <text:p><text:s text:c="3"/>8,945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216697" table:number-columns-spanned="1" table:number-rows-spanned="3" table:style-name="ce147">
            <text:p><text:s text:c="3"/>216,697</text:p>
          </table:table-cell>
          <table:table-cell office:value-type="float" office:value="30833" table:number-columns-spanned="2" table:number-rows-spanned="3" table:style-name="ce187">
            <text:p>30,833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29537" table:style-name="ce73">
            <text:p><text:s text:c="3"/>129,537</text:p>
          </table:table-cell>
          <table:table-cell office:value-type="float" office:value="124804" table:style-name="ce74">
            <text:p><text:s text:c="3"/>124,804</text:p>
          </table:table-cell>
          <table:table-cell office:value-type="float" office:value="4698" table:style-name="ce73">
            <text:p><text:s text:c="3"/>4,69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17993" table:style-name="ce76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76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27070" table:style-name="ce71">
            <text:p><text:s text:c="3"/>227,070</text:p>
          </table:table-cell>
          <table:table-cell office:value-type="float" office:value="218978" table:style-name="ce71">
            <text:p><text:s text:c="3"/>218,978</text:p>
          </table:table-cell>
          <table:table-cell office:value-type="float" office:value="8030" table:style-name="ce73">
            <text:p><text:s text:c="3"/>8,030</text:p>
          </table:table-cell>
          <table:table-cell office:value-type="float" office:value="62" table:style-name="ce71">
            <text:p><text:s text:c="3"/>62</text:p>
          </table:table-cell>
          <table:table-cell office:value-type="float" office:value="196722" table:number-columns-spanned="1" table:number-rows-spanned="3" table:style-name="ce147">
            <text:p><text:s text:c="3"/>196,722</text:p>
          </table:table-cell>
          <table:table-cell office:value-type="float" office:value="30348" table:number-columns-spanned="2" table:number-rows-spanned="3" table:style-name="ce187">
            <text:p>30,348<text:s/></text:p>
          </table:table-cell>
          <table:covered-table-cell/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2 年</text:p>
          </table:table-cell>
          <table:table-cell office:value-type="string" table:style-name="ce72">
            <text:p>男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114801" table:style-name="ce74">
            <text:p><text:s text:c="3"/>114,801</text:p>
          </table:table-cell>
          <table:table-cell office:value-type="float" office:value="4148" table:style-name="ce73">
            <text:p><text:s text:c="3"/>4,14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75">
            <text:p>女</text:p>
          </table:table-cell>
          <table:table-cell office:value-type="float" office:value="108086" table:style-name="ce76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73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16419" table:style-name="ce71">
            <text:p><text:s text:c="3"/>216,419</text:p>
          </table:table-cell>
          <table:table-cell office:value-type="float" office:value="208471" table:style-name="ce71">
            <text:p><text:s text:c="3"/>208,471</text:p>
          </table:table-cell>
          <table:table-cell office:value-type="float" office:value="7887" table:style-name="ce71">
            <text:p><text:s text:c="3"/>7,887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187753" table:style-name="ce71">
            <text:p><text:s text:c="3"/>187,753</text:p>
          </table:table-cell>
          <table:table-cell office:value-type="float" office:value="11206" table:style-name="ce71">
            <text:p><text:s text:c="3"/>11,206</text:p>
          </table:table-cell>
          <table:table-cell office:value-type="float" office:value="17460" table:style-name="ce83">
            <text:p><text:s text:c="3"/>17,46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3 年</text:p>
          </table:table-cell>
          <table:table-cell office:value-type="string" table:style-name="ce72">
            <text:p>男</text:p>
          </table:table-cell>
          <table:table-cell office:value-type="float" office:value="113639" table:style-name="ce84">
            <text:p><text:s text:c="3"/>113,639</text:p>
          </table:table-cell>
          <table:table-cell office:value-type="float" office:value="109450" table:style-name="ce84">
            <text:p><text:s text:c="3"/>109,450</text:p>
          </table:table-cell>
          <table:table-cell office:value-type="float" office:value="4156" table:style-name="ce73">
            <text:p><text:s text:c="3"/>4,15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98704" table:style-name="ce84">
            <text:p><text:s text:c="3"/>98,704</text:p>
          </table:table-cell>
          <table:table-cell office:value-type="float" office:value="5885" table:style-name="ce84">
            <text:p><text:s text:c="3"/>5,885</text:p>
          </table:table-cell>
          <table:table-cell office:value-type="float" office:value="9050" table:style-name="ce8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75">
            <text:p>女</text:p>
          </table:table-cell>
          <table:table-cell office:value-type="float" office:value="102780" table:style-name="ce86">
            <text:p><text:s text:c="3"/>102,780</text:p>
          </table:table-cell>
          <table:table-cell office:value-type="float" office:value="99021" table:style-name="ce86">
            <text:p><text:s text:c="3"/>99,021</text:p>
          </table:table-cell>
          <table:table-cell office:value-type="float" office:value="3731" table:style-name="ce76">
            <text:p><text:s text:c="3"/>3,731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89049" table:style-name="ce86">
            <text:p><text:s text:c="3"/>89,049</text:p>
          </table:table-cell>
          <table:table-cell office:value-type="float" office:value="5321" table:style-name="ce86">
            <text:p><text:s text:c="3"/>5,321</text:p>
          </table:table-cell>
          <table:table-cell office:value-type="float" office:value="8410" table:style-name="ce8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5854" table:style-name="ce71">
            <text:p><text:s text:c="3"/>205,854</text:p>
          </table:table-cell>
          <table:table-cell office:value-type="float" office:value="197572" table:style-name="ce71">
            <text:p><text:s text:c="3"/>197,572</text:p>
          </table:table-cell>
          <table:table-cell office:value-type="float" office:value="8245" table:style-name="ce73">
            <text:p><text:s text:c="3"/>8,245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9345" table:style-name="ce71">
            <text:p><text:s text:c="3"/>179,345</text:p>
          </table:table-cell>
          <table:table-cell office:value-type="float" office:value="10022" table:style-name="ce71">
            <text:p><text:s text:c="3"/>10,022</text:p>
          </table:table-cell>
          <table:table-cell office:value-type="float" office:value="16487" table:style-name="ce83">
            <text:p><text:s text:c="3"/>16,487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4 年</text:p>
          </table:table-cell>
          <table:table-cell office:value-type="string" table:style-name="ce72">
            <text:p>男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103143" table:style-name="ce73">
            <text:p><text:s text:c="3"/>103,143</text:p>
          </table:table-cell>
          <table:table-cell office:value-type="float" office:value="4216" table:style-name="ce73">
            <text:p><text:s text:c="3"/>4,216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3527" table:style-name="ce73">
            <text:p><text:s text:c="3"/>93,527</text:p>
          </table:table-cell>
          <table:table-cell office:value-type="float" office:value="5219" table:style-name="ce73">
            <text:p><text:s text:c="3"/>5,219</text:p>
          </table:table-cell>
          <table:table-cell office:value-type="float" office:value="8632" table:style-name="ce8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8476" table:style-name="ce76">
            <text:p><text:s text:c="3"/>98,476</text:p>
          </table:table-cell>
          <table:table-cell office:value-type="float" office:value="94429" table:style-name="ce76">
            <text:p><text:s text:c="3"/>94,429</text:p>
          </table:table-cell>
          <table:table-cell office:value-type="float" office:value="4029" table:style-name="ce76">
            <text:p><text:s text:c="3"/>4,029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85818" table:style-name="ce76">
            <text:p><text:s text:c="3"/>85,818</text:p>
          </table:table-cell>
          <table:table-cell office:value-type="float" office:value="4803" table:style-name="ce76">
            <text:p><text:s text:c="3"/>4,803</text:p>
          </table:table-cell>
          <table:table-cell office:value-type="float" office:value="7855" table:style-name="ce8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04459" table:style-name="ce71">
            <text:p><text:s text:c="3"/>204,459</text:p>
          </table:table-cell>
          <table:table-cell office:value-type="float" office:value="195864" table:style-name="ce71">
            <text:p><text:s text:c="3"/>195,864</text:p>
          </table:table-cell>
          <table:table-cell office:value-type="float" office:value="8560" table:style-name="ce71">
            <text:p><text:s text:c="3"/>8,560</text:p>
          </table:table-cell>
          <table:table-cell office:value-type="float" office:value="35" table:style-name="ce71">
            <text:p><text:s text:c="3"/>35</text:p>
          </table:table-cell>
          <table:table-cell office:value-type="float" office:value="180556" table:style-name="ce71">
            <text:p><text:s text:c="3"/>180,556</text:p>
          </table:table-cell>
          <table:table-cell office:value-type="float" office:value="10423" table:style-name="ce71">
            <text:p><text:s text:c="3"/>10,423</text:p>
          </table:table-cell>
          <table:table-cell office:value-type="float" office:value="13480" table:style-name="ce83">
            <text:p><text:s text:c="3"/>13,48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5 年</text:p>
          </table:table-cell>
          <table:table-cell office:value-type="string" table:style-name="ce72">
            <text:p>男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102503" table:style-name="ce73">
            <text:p><text:s text:c="3"/>102,503</text:p>
          </table:table-cell>
          <table:table-cell office:value-type="float" office:value="4414" table:style-name="ce73">
            <text:p><text:s text:c="3"/>4,414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4517" table:style-name="ce73">
            <text:p><text:s text:c="3"/>94,517</text:p>
          </table:table-cell>
          <table:table-cell office:value-type="float" office:value="5479" table:style-name="ce73">
            <text:p><text:s text:c="3"/>5,479</text:p>
          </table:table-cell>
          <table:table-cell office:value-type="float" office:value="6940" table:style-name="ce8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7523" table:style-name="ce76">
            <text:p><text:s text:c="3"/>97,523</text:p>
          </table:table-cell>
          <table:table-cell office:value-type="float" office:value="93361" table:style-name="ce76">
            <text:p><text:s text:c="3"/>93,361</text:p>
          </table:table-cell>
          <table:table-cell office:value-type="float" office:value="4146" table:style-name="ce76">
            <text:p><text:s text:c="3"/>4,146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6039" table:style-name="ce76">
            <text:p><text:s text:c="3"/>86,039</text:p>
          </table:table-cell>
          <table:table-cell office:value-type="float" office:value="4944" table:style-name="ce76">
            <text:p><text:s text:c="3"/>4,944</text:p>
          </table:table-cell>
          <table:table-cell office:value-type="float" office:value="6540" table:style-name="ce8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4414" table:style-name="ce71">
            <text:p><text:s text:c="3"/>204,414</text:p>
          </table:table-cell>
          <table:table-cell office:value-type="float" office:value="195375" table:style-name="ce71">
            <text:p><text:s text:c="3"/>195,375</text:p>
          </table:table-cell>
          <table:table-cell office:value-type="float" office:value="8979" table:style-name="ce71">
            <text:p><text:s text:c="3"/>8,979</text:p>
          </table:table-cell>
          <table:table-cell office:value-type="float" office:value="60" table:style-name="ce71">
            <text:p><text:s text:c="3"/>60</text:p>
          </table:table-cell>
          <table:table-cell office:value-type="float" office:value="183509" table:style-name="ce71">
            <text:p><text:s text:c="3"/>183,509</text:p>
          </table:table-cell>
          <table:table-cell office:value-type="float" office:value="10117" table:style-name="ce71">
            <text:p><text:s text:c="3"/>10,117</text:p>
          </table:table-cell>
          <table:table-cell office:value-type="float" office:value="10788" table:style-name="ce83">
            <text:p><text:s text:c="3"/>10,788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6 年</text:p>
          </table:table-cell>
          <table:table-cell office:value-type="string" table:style-name="ce72">
            <text:p>男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102245" table:style-name="ce73">
            <text:p><text:s text:c="3"/>102,245</text:p>
          </table:table-cell>
          <table:table-cell office:value-type="float" office:value="4617" table:style-name="ce73">
            <text:p><text:s text:c="3"/>4,617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95896" table:style-name="ce73">
            <text:p><text:s text:c="3"/>95,896</text:p>
          </table:table-cell>
          <table:table-cell office:value-type="float" office:value="5328" table:style-name="ce73">
            <text:p><text:s text:c="3"/>5,328</text:p>
          </table:table-cell>
          <table:table-cell office:value-type="float" office:value="5674" table:style-name="ce8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90">
            <text:p>女</text:p>
          </table:table-cell>
          <table:table-cell office:value-type="float" office:value="97516" table:style-name="ce76">
            <text:p><text:s text:c="3"/>97,516</text:p>
          </table:table-cell>
          <table:table-cell office:value-type="float" office:value="93130" table:style-name="ce76">
            <text:p><text:s text:c="3"/>93,130</text:p>
          </table:table-cell>
          <table:table-cell office:value-type="float" office:value="4362" table:style-name="ce76">
            <text:p><text:s text:c="3"/>4,362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87613" table:style-name="ce76">
            <text:p><text:s text:c="3"/>87,613</text:p>
          </table:table-cell>
          <table:table-cell office:value-type="float" office:value="4789" table:style-name="ce76">
            <text:p><text:s text:c="3"/>4,789</text:p>
          </table:table-cell>
          <table:table-cell office:value-type="float" office:value="5114" table:style-name="ce8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198733" table:style-name="ce91">
            <text:p><text:s text:c="3"/>198,733</text:p>
          </table:table-cell>
          <table:table-cell office:value-type="float" office:value="190498" table:style-name="ce91">
            <text:p><text:s text:c="3"/>190,498</text:p>
          </table:table-cell>
          <table:table-cell office:value-type="float" office:value="8195" table:style-name="ce91">
            <text:p><text:s text:c="3"/>8,195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179647" table:style-name="ce91">
            <text:p><text:s text:c="3"/>179,647</text:p>
          </table:table-cell>
          <table:table-cell office:value-type="float" office:value="9834" table:style-name="ce91">
            <text:p><text:s text:c="3"/>9,834</text:p>
          </table:table-cell>
          <table:table-cell office:value-type="float" office:value="9252" table:style-name="ce92">
            <text:p><text:s text:c="3"/>9,252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7 年</text:p>
          </table:table-cell>
          <table:table-cell office:value-type="string" table:style-name="ce72">
            <text:p>男</text:p>
          </table:table-cell>
          <table:table-cell office:value-type="float" office:value="103937" table:style-name="ce93">
            <text:p><text:s text:c="3"/>103,937</text:p>
          </table:table-cell>
          <table:table-cell office:value-type="float" office:value="99790" table:style-name="ce93">
            <text:p><text:s text:c="3"/>99,790</text:p>
          </table:table-cell>
          <table:table-cell office:value-type="float" office:value="4124" table:style-name="ce93">
            <text:p><text:s text:c="3"/>4,124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93858" table:style-name="ce93">
            <text:p><text:s text:c="3"/>93,858</text:p>
          </table:table-cell>
          <table:table-cell office:value-type="float" office:value="5211" table:style-name="ce93">
            <text:p><text:s text:c="3"/>5,211</text:p>
          </table:table-cell>
          <table:table-cell office:value-type="float" office:value="4868" table:style-name="ce8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90708" table:style-name="ce94">
            <text:p><text:s text:c="3"/>90,708</text:p>
          </table:table-cell>
          <table:table-cell office:value-type="float" office:value="4071" table:style-name="ce94">
            <text:p><text:s text:c="3"/>4,07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85789" table:style-name="ce94">
            <text:p><text:s text:c="3"/>85,789</text:p>
          </table:table-cell>
          <table:table-cell office:value-type="float" office:value="4623" table:style-name="ce94">
            <text:p><text:s text:c="3"/>4,623</text:p>
          </table:table-cell>
          <table:table-cell office:value-type="float" office:value="4384" table:style-name="ce8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83801" table:style-name="ce71">
            <text:p><text:s text:c="3"/>183,801</text:p>
          </table:table-cell>
          <table:table-cell office:value-type="float" office:value="7472" table:style-name="ce71">
            <text:p><text:s text:c="3"/>7,472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4698" table:style-name="ce71">
            <text:p><text:s text:c="3"/>174,698</text:p>
          </table:table-cell>
          <table:table-cell office:value-type="float" office:value="8871" table:style-name="ce71">
            <text:p><text:s text:c="3"/>8,871</text:p>
          </table:table-cell>
          <table:table-cell office:value-type="float" office:value="7741" table:style-name="ce83">
            <text:p><text:s text:c="3"/>7,741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8 年</text:p>
          </table:table-cell>
          <table:table-cell office:value-type="string" table:style-name="ce72">
            <text:p>男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95644" table:style-name="ce73">
            <text:p><text:s text:c="3"/>95,644</text:p>
          </table:table-cell>
          <table:table-cell office:value-type="float" office:value="3827" table:style-name="ce73">
            <text:p><text:s text:c="3"/>3,827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90797" table:style-name="ce73">
            <text:p><text:s text:c="3"/>90,797</text:p>
          </table:table-cell>
          <table:table-cell office:value-type="float" office:value="4633" table:style-name="ce73">
            <text:p><text:s text:c="3"/>4,633</text:p>
          </table:table-cell>
          <table:table-cell office:value-type="float" office:value="4062" table:style-name="ce8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1818" table:style-name="ce76">
            <text:p><text:s text:c="3"/>91,818</text:p>
          </table:table-cell>
          <table:table-cell office:value-type="float" office:value="88157" table:style-name="ce76">
            <text:p><text:s text:c="3"/>88,157</text:p>
          </table:table-cell>
          <table:table-cell office:value-type="float" office:value="3645" table:style-name="ce76">
            <text:p><text:s text:c="3"/>3,645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3901" table:style-name="ce76">
            <text:p><text:s text:c="3"/>83,901</text:p>
          </table:table-cell>
          <table:table-cell office:value-type="float" office:value="4238" table:style-name="ce76">
            <text:p><text:s text:c="3"/>4,238</text:p>
          </table:table-cell>
          <table:table-cell office:value-type="float" office:value="3679" table:style-name="ce8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166886" table:style-name="ce91">
            <text:p><text:s text:c="3"/>166,886</text:p>
          </table:table-cell>
          <table:table-cell office:value-type="float" office:value="159328" table:style-name="ce91">
            <text:p><text:s text:c="3"/>159,328</text:p>
          </table:table-cell>
          <table:table-cell office:value-type="float" office:value="7532" table:style-name="ce91">
            <text:p><text:s text:c="3"/>7,532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152363" table:style-name="ce91">
            <text:p><text:s text:c="3"/>152,363</text:p>
          </table:table-cell>
          <table:table-cell office:value-type="float" office:value="8185" table:style-name="ce91">
            <text:p><text:s text:c="3"/>8,185</text:p>
          </table:table-cell>
          <table:table-cell office:value-type="float" office:value="6338" table:style-name="ce84">
            <text:p><text:s text:c="3"/>6,338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9 年</text:p>
          </table:table-cell>
          <table:table-cell office:value-type="string" table:style-name="ce97">
            <text:p>男</text:p>
          </table:table-cell>
          <table:table-cell office:value-type="float" office:value="87213" table:style-name="ce93">
            <text:p><text:s text:c="3"/>87,213</text:p>
          </table:table-cell>
          <table:table-cell office:value-type="float" office:value="83286" table:style-name="ce93">
            <text:p><text:s text:c="3"/>83,286</text:p>
          </table:table-cell>
          <table:table-cell office:value-type="float" office:value="3914" table:style-name="ce93">
            <text:p><text:s text:c="3"/>3,91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79528" table:style-name="ce93">
            <text:p><text:s text:c="3"/>79,528</text:p>
          </table:table-cell>
          <table:table-cell office:value-type="float" office:value="4319" table:style-name="ce93">
            <text:p><text:s text:c="3"/>4,319</text:p>
          </table:table-cell>
          <table:table-cell office:value-type="float" office:value="3366" table:style-name="ce8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8"/>
          <table:table-cell office:value-type="string" table:style-name="ce97">
            <text:p>女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76042" table:style-name="ce94">
            <text:p><text:s text:c="3"/>76,042</text:p>
          </table:table-cell>
          <table:table-cell office:value-type="float" office:value="3618" table:style-name="ce94">
            <text:p><text:s text:c="3"/>3,618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72835" table:style-name="ce94">
            <text:p><text:s text:c="3"/>72,835</text:p>
          </table:table-cell>
          <table:table-cell office:value-type="float" office:value="3866" table:style-name="ce94">
            <text:p><text:s text:c="3"/>3,866</text:p>
          </table:table-cell>
          <table:table-cell office:value-type="float" office:value="2972" table:style-name="ce8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96627" table:style-name="ce71">
            <text:p><text:s text:c="3"/>196,627</text:p>
          </table:table-cell>
          <table:table-cell office:value-type="float" office:value="189162" table:style-name="ce71">
            <text:p><text:s text:c="3"/>189,162</text:p>
          </table:table-cell>
          <table:table-cell office:value-type="float" office:value="7452" table:style-name="ce71">
            <text:p><text:s text:c="3"/>7,452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181230" table:style-name="ce71">
            <text:p><text:s text:c="3"/>181,230</text:p>
          </table:table-cell>
          <table:table-cell office:value-type="float" office:value="8937" table:style-name="ce71">
            <text:p><text:s text:c="3"/>8,937</text:p>
          </table:table-cell>
          <table:table-cell office:value-type="float" office:value="6460" table:style-name="ce83">
            <text:p><text:s text:c="3"/>6,460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1943" table:style-name="ce73">
            <text:p><text:s text:c="3"/>101,943</text:p>
          </table:table-cell>
          <table:table-cell office:value-type="float" office:value="98098" table:style-name="ce73">
            <text:p><text:s text:c="3"/>98,098</text:p>
          </table:table-cell>
          <table:table-cell office:value-type="float" office:value="3838" table:style-name="ce73">
            <text:p><text:s text:c="3"/>3,838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93982" table:style-name="ce73">
            <text:p><text:s text:c="3"/>93,982</text:p>
          </table:table-cell>
          <table:table-cell office:value-type="float" office:value="4676" table:style-name="ce73">
            <text:p><text:s text:c="3"/>4,676</text:p>
          </table:table-cell>
          <table:table-cell office:value-type="float" office:value="3285" table:style-name="ce8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94684" table:style-name="ce76">
            <text:p><text:s text:c="3"/>94,684</text:p>
          </table:table-cell>
          <table:table-cell office:value-type="float" office:value="91064" table:style-name="ce76">
            <text:p><text:s text:c="3"/>91,064</text:p>
          </table:table-cell>
          <table:table-cell office:value-type="float" office:value="3614" table:style-name="ce76">
            <text:p><text:s text:c="3"/>3,614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87248" table:style-name="ce76">
            <text:p><text:s text:c="3"/>87,248</text:p>
          </table:table-cell>
          <table:table-cell office:value-type="float" office:value="4261" table:style-name="ce76">
            <text:p><text:s text:c="3"/>4,261</text:p>
          </table:table-cell>
          <table:table-cell office:value-type="float" office:value="3175" table:style-name="ce8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229481" table:style-name="ce71">
            <text:p><text:s text:c="3"/>229,481</text:p>
          </table:table-cell>
          <table:table-cell office:value-type="float" office:value="221213" table:style-name="ce71">
            <text:p><text:s text:c="3"/>221,213</text:p>
          </table:table-cell>
          <table:table-cell office:value-type="float" office:value="8250" table:style-name="ce71">
            <text:p><text:s text:c="3"/>8,250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212186" table:style-name="ce71">
            <text:p><text:s text:c="3"/>212,186</text:p>
          </table:table-cell>
          <table:table-cell office:value-type="float" office:value="10056" table:style-name="ce71">
            <text:p><text:s text:c="3"/>10,056</text:p>
          </table:table-cell>
          <table:table-cell office:value-type="float" office:value="7239" table:style-name="ce83">
            <text:p><text:s text:c="3"/>7,239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1">
            <text:p><text:s text:c="3"/>…</text:p>
          </table:table-cell>
          <table:table-cell office:value-type="string" table:number-columns-spanned="1" table:number-rows-spanned="3" table:style-name="ce162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114511" table:style-name="ce73">
            <text:p><text:s text:c="3"/>114,511</text:p>
          </table:table-cell>
          <table:table-cell office:value-type="float" office:value="4325" table:style-name="ce73">
            <text:p><text:s text:c="3"/>4,325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09821" table:style-name="ce73">
            <text:p><text:s text:c="3"/>109,821</text:p>
          </table:table-cell>
          <table:table-cell office:value-type="float" office:value="5269" table:style-name="ce73">
            <text:p><text:s text:c="3"/>5,269</text:p>
          </table:table-cell>
          <table:table-cell office:value-type="float" office:value="3758" table:style-name="ce8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10633" table:style-name="ce76">
            <text:p><text:s text:c="3"/>110,633</text:p>
          </table:table-cell>
          <table:table-cell office:value-type="float" office:value="106702" table:style-name="ce76">
            <text:p><text:s text:c="3"/>106,702</text:p>
          </table:table-cell>
          <table:table-cell office:value-type="float" office:value="3925" table:style-name="ce76">
            <text:p><text:s text:c="3"/>3,92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02365" table:style-name="ce76">
            <text:p><text:s text:c="3"/>102,365</text:p>
          </table:table-cell>
          <table:table-cell office:value-type="float" office:value="4787" table:style-name="ce76">
            <text:p><text:s text:c="3"/>4,787</text:p>
          </table:table-cell>
          <table:table-cell office:value-type="float" office:value="3481" table:style-name="ce8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6">
            <text:p>102年</text:p>
          </table:table-cell>
          <table:table-cell office:value-type="string" table:style-name="ce70">
            <text:p>計</text:p>
          </table:table-cell>
          <table:table-cell office:value-type="float" office:value="199113" table:style-name="ce71">
            <text:p><text:s text:c="3"/>199,113</text:p>
          </table:table-cell>
          <table:table-cell office:value-type="float" office:value="191137" table:style-name="ce71">
            <text:p><text:s text:c="3"/>191,137</text:p>
          </table:table-cell>
          <table:table-cell office:value-type="float" office:value="7964" table:style-name="ce71">
            <text:p><text:s text:c="3"/>7,964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85194" table:style-name="ce71">
            <text:p><text:s text:c="3"/>185,194</text:p>
          </table:table-cell>
          <table:table-cell office:value-type="float" office:value="8035" table:style-name="ce71">
            <text:p><text:s text:c="3"/>8,035</text:p>
          </table:table-cell>
          <table:table-cell office:value-type="float" office:value="5884" table:style-name="ce83">
            <text:p><text:s text:c="3"/>5,884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9037" table:style-name="ce73">
            <text:p><text:s text:c="3"/>99,037</text:p>
          </table:table-cell>
          <table:table-cell office:value-type="float" office:value="4078" table:style-name="ce73">
            <text:p><text:s text:c="3"/>4,07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95857" table:style-name="ce73">
            <text:p><text:s text:c="3"/>95,857</text:p>
          </table:table-cell>
          <table:table-cell office:value-type="float" office:value="4213" table:style-name="ce73">
            <text:p><text:s text:c="3"/>4,213</text:p>
          </table:table-cell>
          <table:table-cell office:value-type="float" office:value="3050" table:style-name="ce8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95993" table:style-name="ce76">
            <text:p><text:s text:c="3"/>95,993</text:p>
          </table:table-cell>
          <table:table-cell office:value-type="float" office:value="92100" table:style-name="ce76">
            <text:p><text:s text:c="3"/>92,100</text:p>
          </table:table-cell>
          <table:table-cell office:value-type="float" office:value="3886" table:style-name="ce76">
            <text:p><text:s text:c="3"/>3,88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89337" table:style-name="ce76">
            <text:p><text:s text:c="3"/>89,337</text:p>
          </table:table-cell>
          <table:table-cell office:value-type="float" office:value="3822" table:style-name="ce76">
            <text:p><text:s text:c="3"/>3,822</text:p>
          </table:table-cell>
          <table:table-cell office:value-type="float" office:value="2834" table:style-name="ce8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10383" table:style-name="ce99">
            <text:p><text:s text:c="3"/>210,383</text:p>
          </table:table-cell>
          <table:table-cell office:value-type="float" office:value="202534" table:style-name="ce99">
            <text:p><text:s text:c="3"/>202,534</text:p>
          </table:table-cell>
          <table:table-cell office:value-type="float" office:value="7842" table:style-name="ce99">
            <text:p><text:s text:c="3"/>7,842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96545" table:style-name="ce99">
            <text:p><text:s text:c="3"/>196,545</text:p>
          </table:table-cell>
          <table:table-cell office:value-type="float" office:value="8151" table:style-name="ce99">
            <text:p><text:s text:c="3"/>8,151</text:p>
          </table:table-cell>
          <table:table-cell office:value-type="float" office:value="5687" table:style-name="ce99">
            <text:p><text:s text:c="3"/>5,687</text:p>
          </table:table-cell>
          <table:table-cell office:value-type="float" office:value="207864" table:style-name="ce25">
            <text:p><text:s text:c="3"/>207,864</text:p>
          </table:table-cell>
          <table:table-cell office:value-type="float" office:value="665" table:style-name="ce25">
            <text:p><text:s text:c="3"/>665</text:p>
          </table:table-cell>
          <table:table-cell office:value-type="float" office:value="1854" table:style-name="ce24">
            <text:p><text:s text:c="3"/>1,85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8817" table:style-name="ce100">
            <text:p><text:s text:c="3"/>108,817</text:p>
          </table:table-cell>
          <table:table-cell office:value-type="float" office:value="104718" table:style-name="ce100">
            <text:p><text:s text:c="3"/>104,718</text:p>
          </table:table-cell>
          <table:table-cell office:value-type="float" office:value="4096" table:style-name="ce100">
            <text:p><text:s text:c="3"/>4,096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101555" table:style-name="ce100">
            <text:p><text:s text:c="3"/>101,555</text:p>
          </table:table-cell>
          <table:table-cell office:value-type="float" office:value="4278" table:style-name="ce100">
            <text:p><text:s text:c="3"/>4,278</text:p>
          </table:table-cell>
          <table:table-cell office:value-type="float" office:value="2984" table:style-name="ce100">
            <text:p><text:s text:c="3"/>2,984</text:p>
          </table:table-cell>
          <table:table-cell office:value-type="float" office:value="107513" table:style-name="ce23">
            <text:p><text:s text:c="3"/>107,513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955" table:style-name="ce22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1566" table:style-name="ce101">
            <text:p><text:s text:c="3"/>101,566</text:p>
          </table:table-cell>
          <table:table-cell office:value-type="float" office:value="97816" table:style-name="ce101">
            <text:p><text:s text:c="3"/>97,816</text:p>
          </table:table-cell>
          <table:table-cell office:value-type="float" office:value="3746" table:style-name="ce101">
            <text:p><text:s text:c="3"/>3,746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94990" table:style-name="ce101">
            <text:p><text:s text:c="3"/>94,990</text:p>
          </table:table-cell>
          <table:table-cell office:value-type="float" office:value="3873" table:style-name="ce101">
            <text:p><text:s text:c="3"/>3,873</text:p>
          </table:table-cell>
          <table:table-cell office:value-type="float" office:value="2703" table:style-name="ce101">
            <text:p><text:s text:c="3"/>2,703</text:p>
          </table:table-cell>
          <table:table-cell office:value-type="float" office:value="100351" table:style-name="ce21">
            <text:p><text:s text:c="3"/>100,351</text:p>
          </table:table-cell>
          <table:table-cell office:value-type="float" office:value="316" table:style-name="ce21">
            <text:p><text:s text:c="3"/>316</text:p>
          </table:table-cell>
          <table:table-cell office:value-type="float" office:value="899" table:style-name="ce20">
            <text:p><text:s text:c="3"/>89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213598" table:style-name="ce71">
            <text:p><text:s text:c="3"/>213,598</text:p>
          </table:table-cell>
          <table:table-cell office:value-type="float" office:value="205540" table:style-name="ce71">
            <text:p><text:s text:c="3"/>205,540</text:p>
          </table:table-cell>
          <table:table-cell office:value-type="float" office:value="8050" table:style-name="ce71">
            <text:p><text:s text:c="3"/>8,050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00345" table:style-name="ce71">
            <text:p><text:s text:c="3"/>200,345</text:p>
          </table:table-cell>
          <table:table-cell office:value-type="float" office:value="7340" table:style-name="ce71">
            <text:p><text:s text:c="3"/>7,340</text:p>
          </table:table-cell>
          <table:table-cell office:value-type="float" office:value="5913" table:style-name="ce71">
            <text:p><text:s text:c="3"/>5,913</text:p>
          </table:table-cell>
          <table:table-cell office:value-type="float" office:value="210969" table:style-name="ce71">
            <text:p><text:s text:c="3"/>210,969</text:p>
          </table:table-cell>
          <table:table-cell office:value-type="float" office:value="714" table:style-name="ce71">
            <text:p><text:s text:c="3"/>714</text:p>
          </table:table-cell>
          <table:table-cell office:value-type="float" office:value="1915" table:style-name="ce83">
            <text:p><text:s text:c="3"/>1,91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1041" table:style-name="ce73">
            <text:p><text:s text:c="3"/>111,041</text:p>
          </table:table-cell>
          <table:table-cell office:value-type="float" office:value="106764" table:style-name="ce73">
            <text:p><text:s text:c="3"/>106,764</text:p>
          </table:table-cell>
          <table:table-cell office:value-type="float" office:value="4274" table:style-name="ce73">
            <text:p><text:s text:c="3"/>4,27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4082" table:style-name="ce73">
            <text:p><text:s text:c="3"/>104,082</text:p>
          </table:table-cell>
          <table:table-cell office:value-type="float" office:value="3890" table:style-name="ce73">
            <text:p><text:s text:c="3"/>3,890</text:p>
          </table:table-cell>
          <table:table-cell office:value-type="float" office:value="3069" table:style-name="ce73">
            <text:p><text:s text:c="3"/>3,069</text:p>
          </table:table-cell>
          <table:table-cell office:value-type="float" office:value="109651" table:style-name="ce73">
            <text:p><text:s text:c="3"/>109,651</text:p>
          </table:table-cell>
          <table:table-cell office:value-type="float" office:value="380" table:style-name="ce73">
            <text:p><text:s text:c="3"/>380</text:p>
          </table:table-cell>
          <table:table-cell office:value-type="float" office:value="1010" table:style-name="ce87">
            <text:p><text:s text:c="3"/>1,010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2557" table:style-name="ce76">
            <text:p><text:s text:c="3"/>102,557</text:p>
          </table:table-cell>
          <table:table-cell office:value-type="float" office:value="98776" table:style-name="ce76">
            <text:p><text:s text:c="3"/>98,776</text:p>
          </table:table-cell>
          <table:table-cell office:value-type="float" office:value="3776" table:style-name="ce76">
            <text:p><text:s text:c="3"/>3,77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96263" table:style-name="ce76">
            <text:p><text:s text:c="3"/>96,263</text:p>
          </table:table-cell>
          <table:table-cell office:value-type="float" office:value="3450" table:style-name="ce76">
            <text:p><text:s text:c="3"/>3,450</text:p>
          </table:table-cell>
          <table:table-cell office:value-type="float" office:value="2844" table:style-name="ce76">
            <text:p><text:s text:c="3"/>2,844</text:p>
          </table:table-cell>
          <table:table-cell office:value-type="float" office:value="101318" table:style-name="ce76">
            <text:p><text:s text:c="3"/>101,318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905" table:style-name="ce89">
            <text:p><text:s text:c="3"/>905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102">
            <text:p>計</text:p>
          </table:table-cell>
          <table:table-cell office:value-type="float" office:value="208440" table:style-name="ce103">
            <text:p><text:s text:c="3"/>208,440</text:p>
          </table:table-cell>
          <table:table-cell office:value-type="float" office:value="200553" table:style-name="ce103">
            <text:p><text:s text:c="3"/>200,553</text:p>
          </table:table-cell>
          <table:table-cell office:value-type="float" office:value="7879" table:style-name="ce103">
            <text:p><text:s text:c="3"/>7,87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95557" table:style-name="ce103">
            <text:p><text:s text:c="3"/>195,557</text:p>
          </table:table-cell>
          <table:table-cell office:value-type="float" office:value="6940" table:style-name="ce103">
            <text:p><text:s text:c="3"/>6,940</text:p>
          </table:table-cell>
          <table:table-cell office:value-type="float" office:value="5943" table:style-name="ce103">
            <text:p><text:s text:c="3"/>5,943</text:p>
          </table:table-cell>
          <table:table-cell office:value-type="float" office:value="205770" table:style-name="ce103">
            <text:p><text:s text:c="3"/>205,770</text:p>
          </table:table-cell>
          <table:table-cell office:value-type="float" office:value="778" table:style-name="ce103">
            <text:p><text:s text:c="3"/>778</text:p>
          </table:table-cell>
          <table:table-cell office:value-type="float" office:value="1892" table:style-name="ce104">
            <text:p><text:s text:c="3"/>1,892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8133" table:style-name="ce106">
            <text:p><text:s text:c="3"/>108,133</text:p>
          </table:table-cell>
          <table:table-cell office:value-type="float" office:value="104131" table:style-name="ce106">
            <text:p><text:s text:c="3"/>104,131</text:p>
          </table:table-cell>
          <table:table-cell office:value-type="float" office:value="3998" table:style-name="ce106">
            <text:p><text:s text:c="3"/>3,99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1410" table:style-name="ce106">
            <text:p><text:s text:c="3"/>101,410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3062" table:style-name="ce106">
            <text:p><text:s text:c="3"/>3,062</text:p>
          </table:table-cell>
          <table:table-cell office:value-type="float" office:value="106770" table:style-name="ce106">
            <text:p><text:s text:c="3"/>106,770</text:p>
          </table:table-cell>
          <table:table-cell office:value-type="float" office:value="408" table:style-name="ce106">
            <text:p><text:s text:c="3"/>408</text:p>
          </table:table-cell>
          <table:table-cell office:value-type="float" office:value="955" table:style-name="ce107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100307" table:style-name="ce106">
            <text:p><text:s text:c="3"/>100,307</text:p>
          </table:table-cell>
          <table:table-cell office:value-type="float" office:value="96422" table:style-name="ce106">
            <text:p><text:s text:c="3"/>96,422</text:p>
          </table:table-cell>
          <table:table-cell office:value-type="float" office:value="3881" table:style-name="ce106">
            <text:p><text:s text:c="3"/>3,88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147" table:style-name="ce106">
            <text:p><text:s text:c="3"/>94,147</text:p>
          </table:table-cell>
          <table:table-cell office:value-type="float" office:value="3279" table:style-name="ce106">
            <text:p><text:s text:c="3"/>3,279</text:p>
          </table:table-cell>
          <table:table-cell office:value-type="float" office:value="2881" table:style-name="ce106">
            <text:p><text:s text:c="3"/>2,881</text:p>
          </table:table-cell>
          <table:table-cell office:value-type="float" office:value="99000" table:style-name="ce106">
            <text:p><text:s text:c="3"/>99,000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937" table:style-name="ce107">
            <text:p><text:s text:c="3"/>937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102">
            <text:p>計</text:p>
          </table:table-cell>
          <table:table-cell office:value-type="float" office:value="193844" table:style-name="ce103">
            <text:p><text:s text:c="3"/>193,844</text:p>
          </table:table-cell>
          <table:table-cell office:value-type="float" office:value="186425" table:style-name="ce103">
            <text:p><text:s text:c="3"/>186,425</text:p>
          </table:table-cell>
          <table:table-cell office:value-type="float" office:value="7411" table:style-name="ce103">
            <text:p><text:s text:c="3"/>7,411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82066" table:style-name="ce103">
            <text:p><text:s text:c="3"/>182,066</text:p>
          </table:table-cell>
          <table:table-cell office:value-type="float" office:value="5753" table:style-name="ce103">
            <text:p><text:s text:c="3"/>5,753</text:p>
          </table:table-cell>
          <table:table-cell office:value-type="float" office:value="6025" table:style-name="ce103">
            <text:p><text:s text:c="3"/>6,025</text:p>
          </table:table-cell>
          <table:table-cell office:value-type="float" office:value="191285" table:style-name="ce103">
            <text:p><text:s text:c="3"/>191,285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1827" table:style-name="ce104">
            <text:p><text:s text:c="3"/>1,82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0477" table:style-name="ce106">
            <text:p><text:s text:c="3"/>100,477</text:p>
          </table:table-cell>
          <table:table-cell office:value-type="float" office:value="96723" table:style-name="ce106">
            <text:p><text:s text:c="3"/>96,723</text:p>
          </table:table-cell>
          <table:table-cell office:value-type="float" office:value="3750" table:style-name="ce106">
            <text:p><text:s text:c="3"/>3,75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400" table:style-name="ce106">
            <text:p><text:s text:c="3"/>94,400</text:p>
          </table:table-cell>
          <table:table-cell office:value-type="float" office:value="2949" table:style-name="ce106">
            <text:p><text:s text:c="3"/>2,949</text:p>
          </table:table-cell>
          <table:table-cell office:value-type="float" office:value="3128" table:style-name="ce106">
            <text:p><text:s text:c="3"/>3,128</text:p>
          </table:table-cell>
          <table:table-cell office:value-type="float" office:value="99162" table:style-name="ce106">
            <text:p><text:s text:c="3"/>99,162</text:p>
          </table:table-cell>
          <table:table-cell office:value-type="float" office:value="362" table:style-name="ce106">
            <text:p><text:s text:c="3"/>362</text:p>
          </table:table-cell>
          <table:table-cell office:value-type="float" office:value="953" table:style-name="ce107">
            <text:p><text:s text:c="3"/>953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93367" table:style-name="ce106">
            <text:p><text:s text:c="3"/>93,367</text:p>
          </table:table-cell>
          <table:table-cell office:value-type="float" office:value="89702" table:style-name="ce106">
            <text:p><text:s text:c="3"/>89,702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7666" table:style-name="ce106">
            <text:p><text:s text:c="3"/>87,666</text:p>
          </table:table-cell>
          <table:table-cell office:value-type="float" office:value="2804" table:style-name="ce106">
            <text:p><text:s text:c="3"/>2,804</text:p>
          </table:table-cell>
          <table:table-cell office:value-type="float" office:value="2897" table:style-name="ce106">
            <text:p><text:s text:c="3"/>2,897</text:p>
          </table:table-cell>
          <table:table-cell office:value-type="float" office:value="92123" table:style-name="ce106">
            <text:p><text:s text:c="3"/>92,123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874" table:style-name="ce107">
            <text:p><text:s text:c="3"/>874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102">
            <text:p>計</text:p>
          </table:table-cell>
          <table:table-cell office:value-type="float" office:value="181601" table:style-name="ce103">
            <text:p><text:s text:c="3"/>181,601</text:p>
          </table:table-cell>
          <table:table-cell office:value-type="float" office:value="174472" table:style-name="ce103">
            <text:p><text:s text:c="3"/>174,472</text:p>
          </table:table-cell>
          <table:table-cell office:value-type="float" office:value="7122" table:style-name="ce103">
            <text:p><text:s text:c="3"/>7,122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70433" table:style-name="ce103">
            <text:p><text:s text:c="3"/>170,433</text:p>
          </table:table-cell>
          <table:table-cell office:value-type="float" office:value="4827" table:style-name="ce103">
            <text:p><text:s text:c="3"/>4,827</text:p>
          </table:table-cell>
          <table:table-cell office:value-type="float" office:value="6341" table:style-name="ce103">
            <text:p><text:s text:c="3"/>6,341</text:p>
          </table:table-cell>
          <table:table-cell office:value-type="float" office:value="178925" table:style-name="ce103">
            <text:p><text:s text:c="3"/>178,925</text:p>
          </table:table-cell>
          <table:table-cell office:value-type="float" office:value="787" table:style-name="ce103">
            <text:p><text:s text:c="3"/>787</text:p>
          </table:table-cell>
          <table:table-cell office:value-type="float" office:value="1889" table:style-name="ce104">
            <text:p><text:s text:c="3"/>1,889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93876" table:style-name="ce106">
            <text:p><text:s text:c="3"/>93,876</text:p>
          </table:table-cell>
          <table:table-cell office:value-type="float" office:value="90267" table:style-name="ce106">
            <text:p><text:s text:c="3"/>90,267</text:p>
          </table:table-cell>
          <table:table-cell office:value-type="float" office:value="3605" table:style-name="ce106">
            <text:p><text:s text:c="3"/>3,60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8218" table:style-name="ce106">
            <text:p><text:s text:c="3"/>88,218</text:p>
          </table:table-cell>
          <table:table-cell office:value-type="float" office:value="2451" table:style-name="ce106">
            <text:p><text:s text:c="3"/>2,451</text:p>
          </table:table-cell>
          <table:table-cell office:value-type="float" office:value="3207" table:style-name="ce106">
            <text:p><text:s text:c="3"/>3,207</text:p>
          </table:table-cell>
          <table:table-cell office:value-type="float" office:value="92465" table:style-name="ce106">
            <text:p><text:s text:c="3"/>92,465</text:p>
          </table:table-cell>
          <table:table-cell office:value-type="float" office:value="443" table:style-name="ce106">
            <text:p><text:s text:c="3"/>443</text:p>
          </table:table-cell>
          <table:table-cell office:value-type="float" office:value="968" table:style-name="ce107">
            <text:p><text:s text:c="3"/>968</text:p>
          </table:table-cell>
          <table:table-cell table:number-columns-repeated="16372" table:style-name="ce6"/>
        </table:table-row>
        <table:table-row table:style-name="ro8">
          <table:covered-table-cell/>
          <table:table-cell office:value-type="string" table:style-name="ce105">
            <text:p>女</text:p>
          </table:table-cell>
          <table:table-cell office:value-type="float" office:value="87725" table:style-name="ce106">
            <text:p><text:s text:c="3"/>87,725</text:p>
          </table:table-cell>
          <table:table-cell office:value-type="float" office:value="84205" table:style-name="ce106">
            <text:p><text:s text:c="3"/>84,205</text:p>
          </table:table-cell>
          <table:table-cell office:value-type="float" office:value="3517" table:style-name="ce106">
            <text:p><text:s text:c="3"/>3,51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82215" table:style-name="ce106">
            <text:p><text:s text:c="3"/>82,215</text:p>
          </table:table-cell>
          <table:table-cell office:value-type="float" office:value="2376" table:style-name="ce106">
            <text:p><text:s text:c="3"/>2,376</text:p>
          </table:table-cell>
          <table:table-cell office:value-type="float" office:value="3134" table:style-name="ce106">
            <text:p><text:s text:c="3"/>3,134</text:p>
          </table:table-cell>
          <table:table-cell office:value-type="float" office:value="86460" table:style-name="ce106">
            <text:p><text:s text:c="3"/>86,460</text:p>
          </table:table-cell>
          <table:table-cell office:value-type="float" office:value="344" table:style-name="ce106">
            <text:p><text:s text:c="3"/>344</text:p>
          </table:table-cell>
          <table:table-cell office:value-type="float" office:value="921" table:style-name="ce107">
            <text:p><text:s text:c="3"/>92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709" table:style-name="ce109">
            <text:p><text:s text:c="3"/>14,709</text:p>
          </table:table-cell>
          <table:table-cell office:value-type="float" office:value="14152" table:style-name="ce109">
            <text:p><text:s text:c="3"/>14,152</text:p>
          </table:table-cell>
          <table:table-cell office:value-type="float" office:value="557" table:style-name="ce109">
            <text:p><text:s text:c="3"/>557</text:p>
          </table:table-cell>
          <table:table-cell office:value-type="float" office:value="0" table:style-name="ce109">
            <text:p>—</text:p>
          </table:table-cell>
          <table:table-cell office:value-type="float" office:value="13792" table:style-name="ce109">
            <text:p><text:s text:c="3"/>13,792</text:p>
          </table:table-cell>
          <table:table-cell office:value-type="float" office:value="405" table:style-name="ce109">
            <text:p><text:s text:c="3"/>405</text:p>
          </table:table-cell>
          <table:table-cell office:value-type="float" office:value="512" table:style-name="ce109">
            <text:p><text:s text:c="3"/>512</text:p>
          </table:table-cell>
          <table:table-cell office:value-type="float" office:value="14478" table:style-name="ce109">
            <text:p><text:s text:c="3"/>14,478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68" table:style-name="ce110">
            <text:p><text:s text:c="3"/>168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7月</text:p>
          </table:table-cell>
          <table:table-cell office:value-type="string" table:style-name="ce111">
            <text:p>男</text:p>
          </table:table-cell>
          <table:table-cell office:value-type="float" office:value="7655" table:style-name="ce112">
            <text:p><text:s text:c="3"/>7,655</text:p>
          </table:table-cell>
          <table:table-cell office:value-type="float" office:value="7373" table:style-name="ce112">
            <text:p><text:s text:c="3"/>7,373</text:p>
          </table:table-cell>
          <table:table-cell office:value-type="float" office:value="282" table:style-name="ce112">
            <text:p><text:s text:c="3"/>282</text:p>
          </table:table-cell>
          <table:table-cell office:value-type="float" office:value="0" table:style-name="ce112">
            <text:p>—</text:p>
          </table:table-cell>
          <table:table-cell office:value-type="float" office:value="7165" table:style-name="ce112">
            <text:p><text:s text:c="3"/>7,165</text:p>
          </table:table-cell>
          <table:table-cell office:value-type="float" office:value="216" table:style-name="ce112">
            <text:p><text:s text:c="3"/>216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7533" table:style-name="ce112">
            <text:p><text:s text:c="3"/>7,533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054" table:style-name="ce112">
            <text:p><text:s text:c="3"/>7,054</text:p>
          </table:table-cell>
          <table:table-cell office:value-type="float" office:value="6779" table:style-name="ce112">
            <text:p><text:s text:c="3"/>6,779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0" table:style-name="ce112">
            <text:p>—</text:p>
          </table:table-cell>
          <table:table-cell office:value-type="float" office:value="6627" table:style-name="ce112">
            <text:p><text:s text:c="3"/>6,627</text:p>
          </table:table-cell>
          <table:table-cell office:value-type="float" office:value="189" table:style-name="ce112">
            <text:p><text:s text:c="3"/>189</text:p>
          </table:table-cell>
          <table:table-cell office:value-type="float" office:value="238" table:style-name="ce112">
            <text:p><text:s text:c="3"/>238</text:p>
          </table:table-cell>
          <table:table-cell office:value-type="float" office:value="6945" table:style-name="ce112">
            <text:p><text:s text:c="3"/>6,945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81" table:style-name="ce113">
            <text:p><text:s text:c="3"/>8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50" table:style-name="ce109">
            <text:p><text:s text:c="3"/>15,150</text:p>
          </table:table-cell>
          <table:table-cell office:value-type="float" office:value="14539" table:style-name="ce109">
            <text:p><text:s text:c="3"/>14,539</text:p>
          </table:table-cell>
          <table:table-cell office:value-type="float" office:value="610" table:style-name="ce109">
            <text:p><text:s text:c="3"/>61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190" table:style-name="ce109">
            <text:p><text:s text:c="3"/>14,190</text:p>
          </table:table-cell>
          <table:table-cell office:value-type="float" office:value="422" table:style-name="ce109">
            <text:p><text:s text:c="3"/>422</text:p>
          </table:table-cell>
          <table:table-cell office:value-type="float" office:value="538" table:style-name="ce109">
            <text:p><text:s text:c="3"/>538</text:p>
          </table:table-cell>
          <table:table-cell office:value-type="float" office:value="14932" table:style-name="ce109">
            <text:p><text:s text:c="3"/>14,932</text:p>
          </table:table-cell>
          <table:table-cell office:value-type="float" office:value="51" table:style-name="ce109">
            <text:p><text:s text:c="3"/>51</text:p>
          </table:table-cell>
          <table:table-cell office:value-type="float" office:value="167" table:style-name="ce110">
            <text:p><text:s text:c="3"/>16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8月</text:p>
          </table:table-cell>
          <table:table-cell office:value-type="string" table:style-name="ce111">
            <text:p>男</text:p>
          </table:table-cell>
          <table:table-cell office:value-type="float" office:value="7843" table:style-name="ce112">
            <text:p><text:s text:c="3"/>7,843</text:p>
          </table:table-cell>
          <table:table-cell office:value-type="float" office:value="7525" table:style-name="ce112">
            <text:p><text:s text:c="3"/>7,525</text:p>
          </table:table-cell>
          <table:table-cell office:value-type="float" office:value="318" table:style-name="ce112">
            <text:p><text:s text:c="3"/>318</text:p>
          </table:table-cell>
          <table:table-cell office:value-type="float" office:value="0" table:style-name="ce112">
            <text:p>—</text:p>
          </table:table-cell>
          <table:table-cell office:value-type="float" office:value="7361" table:style-name="ce112">
            <text:p><text:s text:c="3"/>7,361</text:p>
          </table:table-cell>
          <table:table-cell office:value-type="float" office:value="216" table:style-name="ce112">
            <text:p><text:s text:c="3"/>216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7722" table:style-name="ce112">
            <text:p><text:s text:c="3"/>7,722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88" table:style-name="ce113">
            <text:p><text:s text:c="3"/>88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07" table:style-name="ce112">
            <text:p><text:s text:c="3"/>7,307</text:p>
          </table:table-cell>
          <table:table-cell office:value-type="float" office:value="7014" table:style-name="ce112">
            <text:p><text:s text:c="3"/>7,014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829" table:style-name="ce112">
            <text:p><text:s text:c="3"/>6,829</text:p>
          </table:table-cell>
          <table:table-cell office:value-type="float" office:value="206" table:style-name="ce112">
            <text:p><text:s text:c="3"/>206</text:p>
          </table:table-cell>
          <table:table-cell office:value-type="float" office:value="272" table:style-name="ce112">
            <text:p><text:s text:c="3"/>272</text:p>
          </table:table-cell>
          <table:table-cell office:value-type="float" office:value="7210" table:style-name="ce112">
            <text:p><text:s text:c="3"/>7,210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3913" table:style-name="ce109">
            <text:p><text:s text:c="3"/>13,913</text:p>
          </table:table-cell>
          <table:table-cell office:value-type="float" office:value="13360" table:style-name="ce109">
            <text:p><text:s text:c="3"/>13,360</text:p>
          </table:table-cell>
          <table:table-cell office:value-type="float" office:value="553" table:style-name="ce109">
            <text:p><text:s text:c="3"/>553</text:p>
          </table:table-cell>
          <table:table-cell office:value-type="float" office:value="0" table:style-name="ce109">
            <text:p>—</text:p>
          </table:table-cell>
          <table:table-cell office:value-type="float" office:value="13062" table:style-name="ce109">
            <text:p><text:s text:c="3"/>13,062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13705" table:style-name="ce109">
            <text:p><text:s text:c="3"/>13,7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45" table:style-name="ce110">
            <text:p><text:s text:c="3"/>14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9月</text:p>
          </table:table-cell>
          <table:table-cell office:value-type="string" table:style-name="ce111">
            <text:p>男</text:p>
          </table:table-cell>
          <table:table-cell office:value-type="float" office:value="7202" table:style-name="ce112">
            <text:p><text:s text:c="3"/>7,202</text:p>
          </table:table-cell>
          <table:table-cell office:value-type="float" office:value="6944" table:style-name="ce112">
            <text:p><text:s text:c="3"/>6,944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0" table:style-name="ce112">
            <text:p>—</text:p>
          </table:table-cell>
          <table:table-cell office:value-type="float" office:value="6774" table:style-name="ce112">
            <text:p><text:s text:c="3"/>6,774</text:p>
          </table:table-cell>
          <table:table-cell office:value-type="float" office:value="170" table:style-name="ce112">
            <text:p><text:s text:c="3"/>170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7090" table:style-name="ce112">
            <text:p><text:s text:c="3"/>7,09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711" table:style-name="ce112">
            <text:p><text:s text:c="3"/>6,711</text:p>
          </table:table-cell>
          <table:table-cell office:value-type="float" office:value="6416" table:style-name="ce112">
            <text:p><text:s text:c="3"/>6,416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0" table:style-name="ce112">
            <text:p>—</text:p>
          </table:table-cell>
          <table:table-cell office:value-type="float" office:value="6288" table:style-name="ce112">
            <text:p><text:s text:c="3"/>6,288</text:p>
          </table:table-cell>
          <table:table-cell office:value-type="float" office:value="172" table:style-name="ce112">
            <text:p><text:s text:c="3"/>172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6615" table:style-name="ce112">
            <text:p><text:s text:c="3"/>6,615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793" table:style-name="ce109">
            <text:p><text:s text:c="3"/>16,793</text:p>
          </table:table-cell>
          <table:table-cell office:value-type="float" office:value="16097" table:style-name="ce109">
            <text:p><text:s text:c="3"/>16,097</text:p>
          </table:table-cell>
          <table:table-cell office:value-type="float" office:value="695" table:style-name="ce109">
            <text:p><text:s text:c="3"/>69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00" table:style-name="ce109">
            <text:p><text:s text:c="3"/>15,800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16563" table:style-name="ce109">
            <text:p><text:s text:c="3"/>16,563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57" table:style-name="ce110">
            <text:p><text:s text:c="3"/>15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0月</text:p>
          </table:table-cell>
          <table:table-cell office:value-type="string" table:style-name="ce111">
            <text:p>男</text:p>
          </table:table-cell>
          <table:table-cell office:value-type="float" office:value="8768" table:style-name="ce112">
            <text:p><text:s text:c="3"/>8,768</text:p>
          </table:table-cell>
          <table:table-cell office:value-type="float" office:value="8416" table:style-name="ce112">
            <text:p><text:s text:c="3"/>8,416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8245" table:style-name="ce112">
            <text:p><text:s text:c="3"/>8,24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8654" table:style-name="ce112">
            <text:p><text:s text:c="3"/>8,654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025" table:style-name="ce112">
            <text:p><text:s text:c="3"/>8,025</text:p>
          </table:table-cell>
          <table:table-cell office:value-type="float" office:value="7681" table:style-name="ce112">
            <text:p><text:s text:c="3"/>7,681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0" table:style-name="ce112">
            <text:p>—</text:p>
          </table:table-cell>
          <table:table-cell office:value-type="float" office:value="7555" table:style-name="ce112">
            <text:p><text:s text:c="3"/>7,55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909" table:style-name="ce112">
            <text:p><text:s text:c="3"/>7,909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057" table:style-name="ce109">
            <text:p><text:s text:c="3"/>16,057</text:p>
          </table:table-cell>
          <table:table-cell office:value-type="float" office:value="15412" table:style-name="ce109">
            <text:p><text:s text:c="3"/>15,412</text:p>
          </table:table-cell>
          <table:table-cell office:value-type="float" office:value="642" table:style-name="ce109">
            <text:p><text:s text:c="3"/>6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049" table:style-name="ce109">
            <text:p><text:s text:c="3"/>15,049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602" table:style-name="ce109">
            <text:p><text:s text:c="3"/>602</text:p>
          </table:table-cell>
          <table:table-cell office:value-type="float" office:value="15814" table:style-name="ce109">
            <text:p><text:s text:c="3"/>15,814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175" table:style-name="ce110">
            <text:p><text:s text:c="3"/>17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1月</text:p>
          </table:table-cell>
          <table:table-cell office:value-type="string" table:style-name="ce111">
            <text:p>男</text:p>
          </table:table-cell>
          <table:table-cell office:value-type="float" office:value="8240" table:style-name="ce112">
            <text:p><text:s text:c="3"/>8,240</text:p>
          </table:table-cell>
          <table:table-cell office:value-type="float" office:value="7904" table:style-name="ce112">
            <text:p><text:s text:c="3"/>7,904</text:p>
          </table:table-cell>
          <table:table-cell office:value-type="float" office:value="335" table:style-name="ce112">
            <text:p><text:s text:c="3"/>335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7745" table:style-name="ce112">
            <text:p><text:s text:c="3"/>7,745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290" table:style-name="ce112">
            <text:p><text:s text:c="3"/>290</text:p>
          </table:table-cell>
          <table:table-cell office:value-type="float" office:value="8116" table:style-name="ce112">
            <text:p><text:s text:c="3"/>8,116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84" table:style-name="ce113">
            <text:p><text:s text:c="3"/>84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17" table:style-name="ce112">
            <text:p><text:s text:c="3"/>7,817</text:p>
          </table:table-cell>
          <table:table-cell office:value-type="float" office:value="7508" table:style-name="ce112">
            <text:p><text:s text:c="3"/>7,508</text:p>
          </table:table-cell>
          <table:table-cell office:value-type="float" office:value="307" table:style-name="ce112">
            <text:p><text:s text:c="3"/>307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7304" table:style-name="ce112">
            <text:p><text:s text:c="3"/>7,304</text:p>
          </table:table-cell>
          <table:table-cell office:value-type="float" office:value="201" table:style-name="ce112">
            <text:p><text:s text:c="3"/>201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7698" table:style-name="ce112">
            <text:p><text:s text:c="3"/>7,698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91" table:style-name="ce113">
            <text:p><text:s text:c="3"/>9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49" table:style-name="ce109">
            <text:p><text:s text:c="3"/>15,149</text:p>
          </table:table-cell>
          <table:table-cell office:value-type="float" office:value="14537" table:style-name="ce109">
            <text:p><text:s text:c="3"/>14,537</text:p>
          </table:table-cell>
          <table:table-cell office:value-type="float" office:value="612" table:style-name="ce109">
            <text:p><text:s text:c="3"/>612</text:p>
          </table:table-cell>
          <table:table-cell office:value-type="float" office:value="0" table:style-name="ce109">
            <text:p>—</text:p>
          </table:table-cell>
          <table:table-cell office:value-type="float" office:value="14253" table:style-name="ce109">
            <text:p><text:s text:c="3"/>14,253</text:p>
          </table:table-cell>
          <table:table-cell office:value-type="float" office:value="413" table:style-name="ce109">
            <text:p><text:s text:c="3"/>413</text:p>
          </table:table-cell>
          <table:table-cell office:value-type="float" office:value="483" table:style-name="ce109">
            <text:p><text:s text:c="3"/>483</text:p>
          </table:table-cell>
          <table:table-cell office:value-type="float" office:value="14904" table:style-name="ce109">
            <text:p><text:s text:c="3"/>14,904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65" table:style-name="ce110">
            <text:p><text:s text:c="3"/>16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2月</text:p>
          </table:table-cell>
          <table:table-cell office:value-type="string" table:style-name="ce111">
            <text:p>男</text:p>
          </table:table-cell>
          <table:table-cell office:value-type="float" office:value="7799" table:style-name="ce112">
            <text:p><text:s text:c="3"/>7,799</text:p>
          </table:table-cell>
          <table:table-cell office:value-type="float" office:value="7479" table:style-name="ce112">
            <text:p><text:s text:c="3"/>7,479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0" table:style-name="ce112">
            <text:p>—</text:p>
          </table:table-cell>
          <table:table-cell office:value-type="float" office:value="7371" table:style-name="ce112">
            <text:p><text:s text:c="3"/>7,371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236" table:style-name="ce112">
            <text:p><text:s text:c="3"/>236</text:p>
          </table:table-cell>
          <table:table-cell office:value-type="float" office:value="7669" table:style-name="ce112">
            <text:p><text:s text:c="3"/>7,669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50" table:style-name="ce112">
            <text:p><text:s text:c="3"/>7,350</text:p>
          </table:table-cell>
          <table:table-cell office:value-type="float" office:value="7058" table:style-name="ce112">
            <text:p><text:s text:c="3"/>7,05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0" table:style-name="ce112">
            <text:p>—</text:p>
          </table:table-cell>
          <table:table-cell office:value-type="float" office:value="6882" table:style-name="ce112">
            <text:p><text:s text:c="3"/>6,882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247" table:style-name="ce112">
            <text:p><text:s text:c="3"/>247</text:p>
          </table:table-cell>
          <table:table-cell office:value-type="float" office:value="7235" table:style-name="ce112">
            <text:p><text:s text:c="3"/>7,235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78" table:style-name="ce113">
            <text:p><text:s text:c="3"/>78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93">
            <text:p>108年</text:p>
            <text:p>截至7月止</text:p>
          </table:table-cell>
          <table:table-cell office:value-type="string" table:style-name="ce102">
            <text:p>計</text:p>
          </table:table-cell>
          <table:table-cell office:value-type="float" office:value="101065" table:style-name="ce103">
            <text:p><text:s text:c="3"/>101,065</text:p>
          </table:table-cell>
          <table:table-cell office:value-type="float" office:value="97145" table:style-name="ce103">
            <text:p><text:s text:c="3"/>97,145</text:p>
          </table:table-cell>
          <table:table-cell office:value-type="float" office:value="3918" table:style-name="ce103">
            <text:p><text:s text:c="3"/>3,91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94629" table:style-name="ce103">
            <text:p><text:s text:c="3"/>94,629</text:p>
          </table:table-cell>
          <table:table-cell office:value-type="float" office:value="2641" table:style-name="ce103">
            <text:p><text:s text:c="3"/>2,641</text:p>
          </table:table-cell>
          <table:table-cell office:value-type="float" office:value="3795" table:style-name="ce103">
            <text:p><text:s text:c="3"/>3,795</text:p>
          </table:table-cell>
          <table:table-cell office:value-type="float" office:value="99506" table:style-name="ce103">
            <text:p><text:s text:c="3"/>99,506</text:p>
          </table:table-cell>
          <table:table-cell office:value-type="float" office:value="486" table:style-name="ce114">
            <text:p><text:s text:c="3"/>486</text:p>
          </table:table-cell>
          <table:table-cell office:value-type="float" office:value="1073" table:style-name="ce104">
            <text:p><text:s text:c="3"/>1,073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52348" table:style-name="ce106">
            <text:p><text:s text:c="3"/>52,348</text:p>
          </table:table-cell>
          <table:table-cell office:value-type="float" office:value="50274" table:style-name="ce116">
            <text:p><text:s text:c="3"/>50,274</text:p>
          </table:table-cell>
          <table:table-cell office:value-type="float" office:value="2074" table:style-name="ce116">
            <text:p><text:s text:c="3"/>2,074</text:p>
          </table:table-cell>
          <table:table-cell office:value-type="float" office:value="0" table:style-name="ce116">
            <text:p>—</text:p>
          </table:table-cell>
          <table:table-cell office:value-type="float" office:value="49008" table:style-name="ce106">
            <text:p><text:s text:c="3"/>49,008</text:p>
          </table:table-cell>
          <table:table-cell office:value-type="float" office:value="1362" table:style-name="ce116">
            <text:p><text:s text:c="3"/>1,362</text:p>
          </table:table-cell>
          <table:table-cell office:value-type="float" office:value="1978" table:style-name="ce116">
            <text:p><text:s text:c="3"/>1,978</text:p>
          </table:table-cell>
          <table:table-cell office:value-type="float" office:value="51548" table:style-name="ce106">
            <text:p><text:s text:c="3"/>51,548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526" table:style-name="ce117">
            <text:p><text:s text:c="3"/>526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48717" table:style-name="ce106">
            <text:p><text:s text:c="3"/>48,717</text:p>
          </table:table-cell>
          <table:table-cell office:value-type="float" office:value="46871" table:style-name="ce118">
            <text:p><text:s text:c="3"/>46,871</text:p>
          </table:table-cell>
          <table:table-cell office:value-type="float" office:value="1844" table:style-name="ce118">
            <text:p><text:s text:c="3"/>1,84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5621" table:style-name="ce106">
            <text:p><text:s text:c="3"/>45,621</text:p>
          </table:table-cell>
          <table:table-cell office:value-type="float" office:value="1279" table:style-name="ce118">
            <text:p><text:s text:c="3"/>1,279</text:p>
          </table:table-cell>
          <table:table-cell office:value-type="float" office:value="1817" table:style-name="ce118">
            <text:p><text:s text:c="3"/>1,817</text:p>
          </table:table-cell>
          <table:table-cell office:value-type="float" office:value="47958" table:style-name="ce106">
            <text:p><text:s text:c="3"/>47,958</text:p>
          </table:table-cell>
          <table:table-cell office:value-type="float" office:value="212" table:style-name="ce119">
            <text:p><text:s text:c="3"/>212</text:p>
          </table:table-cell>
          <table:table-cell office:value-type="float" office:value="547" table:style-name="ce120">
            <text:p><text:s text:c="3"/>547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7139" table:style-name="ce109">
            <text:p><text:s text:c="3"/>17,139</text:p>
          </table:table-cell>
          <table:table-cell office:value-type="float" office:value="16459" table:style-name="ce112">
            <text:p><text:s text:c="3"/>16,459</text:p>
          </table:table-cell>
          <table:table-cell office:value-type="float" office:value="680" table:style-name="ce109">
            <text:p><text:s text:c="3"/>680</text:p>
          </table:table-cell>
          <table:table-cell office:value-type="float" office:value="0" table:style-name="ce109">
            <text:p>—</text:p>
          </table:table-cell>
          <table:table-cell office:value-type="float" office:value="16024" table:style-name="ce109">
            <text:p><text:s text:c="3"/>16,024</text:p>
          </table:table-cell>
          <table:table-cell office:value-type="float" office:value="479" table:style-name="ce109">
            <text:p><text:s text:c="3"/>479</text:p>
          </table:table-cell>
          <table:table-cell office:value-type="float" office:value="636" table:style-name="ce109">
            <text:p><text:s text:c="3"/>636</text:p>
          </table:table-cell>
          <table:table-cell office:value-type="float" office:value="16875" table:style-name="ce109">
            <text:p><text:s text:c="3"/>16,875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91" table:style-name="ce110">
            <text:p><text:s text:c="3"/>191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月</text:p>
          </table:table-cell>
          <table:table-cell office:value-type="string" table:style-name="ce111">
            <text:p>男</text:p>
          </table:table-cell>
          <table:table-cell office:value-type="float" office:value="8762" table:style-name="ce112">
            <text:p><text:s text:c="3"/>8,762</text:p>
          </table:table-cell>
          <table:table-cell office:value-type="float" office:value="8419" table:style-name="ce112">
            <text:p><text:s text:c="3"/>8,419</text:p>
          </table:table-cell>
          <table:table-cell office:value-type="float" office:value="343" table:style-name="ce112">
            <text:p><text:s text:c="3"/>343</text:p>
          </table:table-cell>
          <table:table-cell office:value-type="float" office:value="0" table:style-name="ce112">
            <text:p>—</text:p>
          </table:table-cell>
          <table:table-cell office:value-type="float" office:value="8177" table:style-name="ce112">
            <text:p><text:s text:c="3"/>8,177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331" table:style-name="ce112">
            <text:p><text:s text:c="3"/>331</text:p>
          </table:table-cell>
          <table:table-cell office:value-type="float" office:value="8634" table:style-name="ce112">
            <text:p><text:s text:c="3"/>8,634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377" table:style-name="ce112">
            <text:p><text:s text:c="3"/>8,377</text:p>
          </table:table-cell>
          <table:table-cell office:value-type="float" office:value="8040" table:style-name="ce112">
            <text:p><text:s text:c="3"/>8,040</text:p>
          </table:table-cell>
          <table:table-cell office:value-type="float" office:value="337" table:style-name="ce112">
            <text:p><text:s text:c="3"/>337</text:p>
          </table:table-cell>
          <table:table-cell office:value-type="float" office:value="0" table:style-name="ce112">
            <text:p>—</text:p>
          </table:table-cell>
          <table:table-cell office:value-type="float" office:value="7847" table:style-name="ce112">
            <text:p><text:s text:c="3"/>7,847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8241" table:style-name="ce112">
            <text:p><text:s text:c="3"/>8,241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104" table:style-name="ce113">
            <text:p><text:s text:c="3"/>104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2497" table:style-name="ce109">
            <text:p><text:s text:c="3"/>12,497</text:p>
          </table:table-cell>
          <table:table-cell office:value-type="float" office:value="11996" table:style-name="ce109">
            <text:p><text:s text:c="3"/>11,996</text:p>
          </table:table-cell>
          <table:table-cell office:value-type="float" office:value="501" table:style-name="ce109">
            <text:p><text:s text:c="3"/>501</text:p>
          </table:table-cell>
          <table:table-cell office:value-type="float" office:value="0" table:style-name="ce109">
            <text:p>—</text:p>
          </table:table-cell>
          <table:table-cell office:value-type="float" office:value="11684" table:style-name="ce109">
            <text:p><text:s text:c="3"/>11,684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476" table:style-name="ce109">
            <text:p><text:s text:c="3"/>476</text:p>
          </table:table-cell>
          <table:table-cell office:value-type="float" office:value="12318" table:style-name="ce109">
            <text:p><text:s text:c="3"/>12,318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20" table:style-name="ce110">
            <text:p><text:s text:c="3"/>120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2月</text:p>
          </table:table-cell>
          <table:table-cell office:value-type="string" table:style-name="ce111">
            <text:p>男</text:p>
          </table:table-cell>
          <table:table-cell office:value-type="float" office:value="6475" table:style-name="ce112">
            <text:p><text:s text:c="3"/>6,475</text:p>
          </table:table-cell>
          <table:table-cell office:value-type="float" office:value="6204" table:style-name="ce112">
            <text:p><text:s text:c="3"/>6,204</text:p>
          </table:table-cell>
          <table:table-cell office:value-type="float" office:value="271" table:style-name="ce112">
            <text:p><text:s text:c="3"/>271</text:p>
          </table:table-cell>
          <table:table-cell office:value-type="float" office:value="0" table:style-name="ce112">
            <text:p>—</text:p>
          </table:table-cell>
          <table:table-cell office:value-type="float" office:value="6045" table:style-name="ce112">
            <text:p><text:s text:c="3"/>6,045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6374" table:style-name="ce112">
            <text:p><text:s text:c="3"/>6,374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022" table:style-name="ce112">
            <text:p><text:s text:c="3"/>6,022</text:p>
          </table:table-cell>
          <table:table-cell office:value-type="float" office:value="5792" table:style-name="ce112">
            <text:p><text:s text:c="3"/>5,792</text:p>
          </table:table-cell>
          <table:table-cell office:value-type="float" office:value="230" table:style-name="ce112">
            <text:p><text:s text:c="3"/>230</text:p>
          </table:table-cell>
          <table:table-cell office:value-type="float" office:value="0" table:style-name="ce112">
            <text:p>—</text:p>
          </table:table-cell>
          <table:table-cell office:value-type="float" office:value="5639" table:style-name="ce112">
            <text:p><text:s text:c="3"/>5,639</text:p>
          </table:table-cell>
          <table:table-cell office:value-type="float" office:value="160" table:style-name="ce112">
            <text:p><text:s text:c="3"/>160</text:p>
          </table:table-cell>
          <table:table-cell office:value-type="float" office:value="223" table:style-name="ce112">
            <text:p><text:s text:c="3"/>223</text:p>
          </table:table-cell>
          <table:table-cell office:value-type="float" office:value="5944" table:style-name="ce112">
            <text:p><text:s text:c="3"/>5,94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50" table:style-name="ce113">
            <text:p><text:s text:c="3"/>50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67" table:style-name="ce109">
            <text:p><text:s text:c="3"/>14,567</text:p>
          </table:table-cell>
          <table:table-cell office:value-type="float" office:value="14008" table:style-name="ce109">
            <text:p><text:s text:c="3"/>14,008</text:p>
          </table:table-cell>
          <table:table-cell office:value-type="float" office:value="558" table:style-name="ce109">
            <text:p><text:s text:c="3"/>55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623" table:style-name="ce109">
            <text:p><text:s text:c="3"/>13,623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4344" table:style-name="ce109">
            <text:p><text:s text:c="3"/>14,34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3月</text:p>
          </table:table-cell>
          <table:table-cell office:value-type="string" table:style-name="ce111">
            <text:p>男</text:p>
          </table:table-cell>
          <table:table-cell office:value-type="float" office:value="7632" table:style-name="ce112">
            <text:p><text:s text:c="3"/>7,632</text:p>
          </table:table-cell>
          <table:table-cell office:value-type="float" office:value="7315" table:style-name="ce112">
            <text:p><text:s text:c="3"/>7,315</text:p>
          </table:table-cell>
          <table:table-cell office:value-type="float" office:value="317" table:style-name="ce112">
            <text:p><text:s text:c="3"/>317</text:p>
          </table:table-cell>
          <table:table-cell office:value-type="float" office:value="0" table:style-name="ce112">
            <text:p>—</text:p>
          </table:table-cell>
          <table:table-cell office:value-type="float" office:value="7137" table:style-name="ce112">
            <text:p><text:s text:c="3"/>7,137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7521" table:style-name="ce112">
            <text:p><text:s text:c="3"/>7,521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35" table:style-name="ce112">
            <text:p><text:s text:c="3"/>6,935</text:p>
          </table:table-cell>
          <table:table-cell office:value-type="float" office:value="6693" table:style-name="ce112">
            <text:p><text:s text:c="3"/>6,693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86" table:style-name="ce112">
            <text:p><text:s text:c="3"/>6,486</text:p>
          </table:table-cell>
          <table:table-cell office:value-type="float" office:value="187" table:style-name="ce112">
            <text:p><text:s text:c="3"/>187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6823" table:style-name="ce112">
            <text:p><text:s text:c="3"/>6,823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285" table:style-name="ce109">
            <text:p><text:s text:c="3"/>14,285</text:p>
          </table:table-cell>
          <table:table-cell office:value-type="float" office:value="13739" table:style-name="ce109">
            <text:p><text:s text:c="3"/>13,739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444" table:style-name="ce109">
            <text:p><text:s text:c="3"/>13,444</text:p>
          </table:table-cell>
          <table:table-cell office:value-type="float" office:value="330" table:style-name="ce109">
            <text:p><text:s text:c="3"/>330</text:p>
          </table:table-cell>
          <table:table-cell office:value-type="float" office:value="511" table:style-name="ce109">
            <text:p><text:s text:c="3"/>511</text:p>
          </table:table-cell>
          <table:table-cell office:value-type="float" office:value="14067" table:style-name="ce109">
            <text:p><text:s text:c="3"/>14,067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4月</text:p>
          </table:table-cell>
          <table:table-cell office:value-type="string" table:style-name="ce111">
            <text:p>男</text:p>
          </table:table-cell>
          <table:table-cell office:value-type="float" office:value="7435" table:style-name="ce112">
            <text:p><text:s text:c="3"/>7,435</text:p>
          </table:table-cell>
          <table:table-cell office:value-type="float" office:value="7148" table:style-name="ce112">
            <text:p><text:s text:c="3"/>7,148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0" table:style-name="ce112">
            <text:p>—</text:p>
          </table:table-cell>
          <table:table-cell office:value-type="float" office:value="6999" table:style-name="ce112">
            <text:p><text:s text:c="3"/>6,999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319" table:style-name="ce112">
            <text:p><text:s text:c="3"/>7,319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72" table:style-name="ce113">
            <text:p><text:s text:c="3"/>72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850" table:style-name="ce112">
            <text:p><text:s text:c="3"/>6,850</text:p>
          </table:table-cell>
          <table:table-cell office:value-type="float" office:value="6591" table:style-name="ce112">
            <text:p><text:s text:c="3"/>6,591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45" table:style-name="ce112">
            <text:p><text:s text:c="3"/>6,445</text:p>
          </table:table-cell>
          <table:table-cell office:value-type="float" office:value="161" table:style-name="ce112">
            <text:p><text:s text:c="3"/>161</text:p>
          </table:table-cell>
          <table:table-cell office:value-type="float" office:value="244" table:style-name="ce112">
            <text:p><text:s text:c="3"/>244</text:p>
          </table:table-cell>
          <table:table-cell office:value-type="float" office:value="6748" table:style-name="ce112">
            <text:p><text:s text:c="3"/>6,748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87" table:style-name="ce109">
            <text:p><text:s text:c="3"/>14,587</text:p>
          </table:table-cell>
          <table:table-cell office:value-type="float" office:value="14037" table:style-name="ce109">
            <text:p><text:s text:c="3"/>14,037</text:p>
          </table:table-cell>
          <table:table-cell office:value-type="float" office:value="550" table:style-name="ce109">
            <text:p><text:s text:c="3"/>550</text:p>
          </table:table-cell>
          <table:table-cell office:value-type="float" office:value="0" table:style-name="ce109">
            <text:p>—</text:p>
          </table:table-cell>
          <table:table-cell office:value-type="float" office:value="13645" table:style-name="ce109">
            <text:p><text:s text:c="3"/>13,645</text:p>
          </table:table-cell>
          <table:table-cell office:value-type="float" office:value="398" table:style-name="ce109">
            <text:p><text:s text:c="3"/>398</text:p>
          </table:table-cell>
          <table:table-cell office:value-type="float" office:value="544" table:style-name="ce109">
            <text:p><text:s text:c="3"/>544</text:p>
          </table:table-cell>
          <table:table-cell office:value-type="float" office:value="14362" table:style-name="ce109">
            <text:p><text:s text:c="3"/>14,362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54" table:style-name="ce110">
            <text:p><text:s text:c="3"/>15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5月</text:p>
          </table:table-cell>
          <table:table-cell office:value-type="string" table:style-name="ce111">
            <text:p>男</text:p>
          </table:table-cell>
          <table:table-cell office:value-type="float" office:value="7504" table:style-name="ce112">
            <text:p><text:s text:c="3"/>7,504</text:p>
          </table:table-cell>
          <table:table-cell office:value-type="float" office:value="7224" table:style-name="ce112">
            <text:p><text:s text:c="3"/>7,224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0" table:style-name="ce112">
            <text:p>—</text:p>
          </table:table-cell>
          <table:table-cell office:value-type="float" office:value="7034" table:style-name="ce112">
            <text:p><text:s text:c="3"/>7,034</text:p>
          </table:table-cell>
          <table:table-cell office:value-type="float" office:value="200" table:style-name="ce112">
            <text:p><text:s text:c="3"/>200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7392" table:style-name="ce112">
            <text:p><text:s text:c="3"/>7,39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73" table:style-name="ce113">
            <text:p><text:s text:c="3"/>73</text:p>
          </table:table-cell>
          <table:table-cell table:number-columns-repeated="16372" table:style-name="ce6"/>
        </table:table-row>
        <table:table-row table:style-name="ro8">
          <table:table-cell table:style-name="ce115"/>
          <table:table-cell office:value-type="string" table:style-name="ce111">
            <text:p>女</text:p>
          </table:table-cell>
          <table:table-cell office:value-type="float" office:value="7083" table:style-name="ce112">
            <text:p><text:s text:c="3"/>7,083</text:p>
          </table:table-cell>
          <table:table-cell office:value-type="float" office:value="6813" table:style-name="ce112">
            <text:p><text:s text:c="3"/>6,813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0" table:style-name="ce112">
            <text:p>—</text:p>
          </table:table-cell>
          <table:table-cell office:value-type="float" office:value="6611" table:style-name="ce112">
            <text:p><text:s text:c="3"/>6,611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6970" table:style-name="ce112">
            <text:p><text:s text:c="3"/>6,970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81" table:style-name="ce113">
            <text:p><text:s text:c="3"/>81</text:p>
          </table:table-cell>
          <table:table-cell table:number-columns-repeated="16372" table:style-name="ce6"/>
        </table:table-row>
        <table:table-row table:style-name="ro8">
          <table:table-cell table:style-name="ce108"/>
          <table:table-cell office:value-type="string" table:style-name="ce108">
            <text:p>計</text:p>
          </table:table-cell>
          <table:table-cell office:value-type="float" office:value="12886" table:style-name="ce109">
            <text:p><text:s text:c="3"/>12,886</text:p>
          </table:table-cell>
          <table:table-cell office:value-type="float" office:value="12377" table:style-name="ce109">
            <text:p><text:s text:c="3"/>12,377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0" table:style-name="ce109">
            <text:p>—</text:p>
          </table:table-cell>
          <table:table-cell office:value-type="float" office:value="12082" table:style-name="ce109">
            <text:p><text:s text:c="3"/>12,082</text:p>
          </table:table-cell>
          <table:table-cell office:value-type="float" office:value="311" table:style-name="ce109">
            <text:p><text:s text:c="3"/>311</text:p>
          </table:table-cell>
          <table:table-cell office:value-type="float" office:value="493" table:style-name="ce109">
            <text:p><text:s text:c="3"/>493</text:p>
          </table:table-cell>
          <table:table-cell office:value-type="float" office:value="12688" table:style-name="ce109">
            <text:p><text:s text:c="3"/>12,688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138" table:style-name="ce110">
            <text:p><text:s text:c="3"/>138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11">
            <text:p>6月</text:p>
          </table:table-cell>
          <table:table-cell office:value-type="string" table:style-name="ce111">
            <text:p>男</text:p>
          </table:table-cell>
          <table:table-cell office:value-type="float" office:value="6737" table:style-name="ce112">
            <text:p><text:s text:c="3"/>6,737</text:p>
          </table:table-cell>
          <table:table-cell office:value-type="float" office:value="6461" table:style-name="ce112">
            <text:p><text:s text:c="3"/>6,461</text:p>
          </table:table-cell>
          <table:table-cell office:value-type="float" office:value="276" table:style-name="ce112">
            <text:p><text:s text:c="3"/>276</text:p>
          </table:table-cell>
          <table:table-cell office:value-type="float" office:value="0" table:style-name="ce112">
            <text:p>—</text:p>
          </table:table-cell>
          <table:table-cell office:value-type="float" office:value="6310" table:style-name="ce112">
            <text:p><text:s text:c="3"/>6,310</text:p>
          </table:table-cell>
          <table:table-cell office:value-type="float" office:value="152" table:style-name="ce112">
            <text:p><text:s text:c="3"/>152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6636" table:style-name="ce112">
            <text:p><text:s text:c="3"/>6,636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8">
          <table:table-cell table:style-name="ce111"/>
          <table:table-cell office:value-type="string" table:style-name="ce111">
            <text:p>女</text:p>
          </table:table-cell>
          <table:table-cell office:value-type="float" office:value="6149" table:style-name="ce112">
            <text:p><text:s text:c="3"/>6,149</text:p>
          </table:table-cell>
          <table:table-cell office:value-type="float" office:value="5916" table:style-name="ce112">
            <text:p><text:s text:c="3"/>5,916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0" table:style-name="ce112">
            <text:p>—</text:p>
          </table:table-cell>
          <table:table-cell office:value-type="float" office:value="5772" table:style-name="ce112">
            <text:p><text:s text:c="3"/>5,772</text:p>
          </table:table-cell>
          <table:table-cell office:value-type="float" office:value="159" table:style-name="ce112">
            <text:p><text:s text:c="3"/>159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6052" table:style-name="ce112">
            <text:p><text:s text:c="3"/>6,052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04" table:style-name="ce109">
            <text:p><text:s text:c="3"/>15,104</text:p>
          </table:table-cell>
          <table:table-cell office:value-type="float" office:value="14529" table:style-name="ce109">
            <text:p><text:s text:c="3"/>14,529</text:p>
          </table:table-cell>
          <table:table-cell office:value-type="float" office:value="575" table:style-name="ce109">
            <text:p><text:s text:c="3"/>575</text:p>
          </table:table-cell>
          <table:table-cell office:value-type="float" office:value="0" table:style-name="ce109">
            <text:p>—</text:p>
          </table:table-cell>
          <table:table-cell office:value-type="float" office:value="14127" table:style-name="ce109">
            <text:p><text:s text:c="3"/>14,127</text:p>
          </table:table-cell>
          <table:table-cell office:value-type="float" office:value="396" table:style-name="ce109">
            <text:p><text:s text:c="3"/>396</text:p>
          </table:table-cell>
          <table:table-cell office:value-type="float" office:value="581" table:style-name="ce109">
            <text:p><text:s text:c="3"/>581</text:p>
          </table:table-cell>
          <table:table-cell office:value-type="float" office:value="14852" table:style-name="ce109">
            <text:p><text:s text:c="3"/>14,852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72" table:style-name="ce110">
            <text:p><text:s text:c="3"/>172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33">
            <text:p>7月</text:p>
          </table:table-cell>
          <table:table-cell office:value-type="string" table:style-name="ce111">
            <text:p>男</text:p>
          </table:table-cell>
          <table:table-cell office:value-type="float" office:value="7803" table:style-name="ce112">
            <text:p><text:s text:c="3"/>7,803</text:p>
          </table:table-cell>
          <table:table-cell office:value-type="float" office:value="7503" table:style-name="ce112">
            <text:p><text:s text:c="3"/>7,503</text:p>
          </table:table-cell>
          <table:table-cell office:value-type="float" office:value="300" table:style-name="ce112">
            <text:p><text:s text:c="3"/>300</text:p>
          </table:table-cell>
          <table:table-cell office:value-type="float" office:value="0" table:style-name="ce112">
            <text:p>—</text:p>
          </table:table-cell>
          <table:table-cell office:value-type="float" office:value="7306" table:style-name="ce112">
            <text:p><text:s text:c="3"/>7,306</text:p>
          </table:table-cell>
          <table:table-cell office:value-type="float" office:value="207" table:style-name="ce112">
            <text:p><text:s text:c="3"/>207</text:p>
          </table:table-cell>
          <table:table-cell office:value-type="float" office:value="290" table:style-name="ce112">
            <text:p><text:s text:c="3"/>290</text:p>
          </table:table-cell>
          <table:table-cell office:value-type="float" office:value="7672" table:style-name="ce112">
            <text:p><text:s text:c="3"/>7,672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01" table:style-name="ce112">
            <text:p><text:s text:c="3"/>7,301</text:p>
          </table:table-cell>
          <table:table-cell office:value-type="float" office:value="7026" table:style-name="ce112">
            <text:p><text:s text:c="3"/>7,026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0" table:style-name="ce112">
            <text:p>—</text:p>
          </table:table-cell>
          <table:table-cell office:value-type="float" office:value="6821" table:style-name="ce112">
            <text:p><text:s text:c="3"/>6,821</text:p>
          </table:table-cell>
          <table:table-cell office:value-type="float" office:value="189" table:style-name="ce112">
            <text:p><text:s text:c="3"/>189</text:p>
          </table:table-cell>
          <table:table-cell office:value-type="float" office:value="291" table:style-name="ce112">
            <text:p><text:s text:c="3"/>291</text:p>
          </table:table-cell>
          <table:table-cell office:value-type="float" office:value="7180" table:style-name="ce112">
            <text:p><text:s text:c="3"/>7,18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5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2.6854306886939967" table:style-name="ce122">
            <text:p>2.69</text:p>
          </table:table-cell>
          <table:table-cell office:value-type="float" office:value="2.6639344262295079" table:style-name="ce122">
            <text:p>2.66</text:p>
          </table:table-cell>
          <table:table-cell office:value-type="float" office:value="3.2315978456014358" table:style-name="ce122">
            <text:p>3.23</text:p>
          </table:table-cell>
          <table:table-cell office:value-type="float" office:value="0" table:style-name="ce122">
            <text:p>－</text:p>
          </table:table-cell>
          <table:table-cell office:value-type="float" office:value="2.4289443155452437" table:style-name="ce122">
            <text:p>2.43</text:p>
          </table:table-cell>
          <table:table-cell office:value-type="float" office:value="-2.2222222222222223" table:style-name="ce122">
            <text:p><text:s text:c="3"/>－2.22</text:p>
          </table:table-cell>
          <table:table-cell office:value-type="float" office:value="13.4765625" table:style-name="ce122">
            <text:p>13.48</text:p>
          </table:table-cell>
          <table:table-cell office:value-type="float" office:value="2.5832297278629643" table:style-name="ce122">
            <text:p>2.58</text:p>
          </table:table-cell>
          <table:table-cell office:value-type="float" office:value="26.984126984126984" table:style-name="ce122">
            <text:p>26.98</text:p>
          </table:table-cell>
          <table:table-cell office:value-type="float" office:value="2.3809523809523809" table:style-name="ce123">
            <text:p>2.38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1.9333768778576093" table:style-name="ce125">
            <text:p>1.93</text:p>
          </table:table-cell>
          <table:table-cell office:value-type="float" office:value="1.7631900176319" table:style-name="ce125">
            <text:p>1.76</text:p>
          </table:table-cell>
          <table:table-cell office:value-type="float" office:value="6.3829787234042552" table:style-name="ce125">
            <text:p>6.38</text:p>
          </table:table-cell>
          <table:table-cell office:value-type="float" office:value="0" table:style-name="ce125">
            <text:p>－</text:p>
          </table:table-cell>
          <table:table-cell office:value-type="float" office:value="1.9678995115143056" table:style-name="ce125">
            <text:p>1.97</text:p>
          </table:table-cell>
          <table:table-cell office:value-type="float" office:value="-4.1666666666666661" table:style-name="ce125">
            <text:p><text:s text:c="3"/>－4.17</text:p>
          </table:table-cell>
          <table:table-cell office:value-type="float" office:value="5.8394160583941606" table:style-name="ce125">
            <text:p>5.84</text:p>
          </table:table-cell>
          <table:table-cell office:value-type="float" office:value="1.8452143900172573" table:style-name="ce125">
            <text:p>1.85</text:p>
          </table:table-cell>
          <table:table-cell office:value-type="float" office:value="28.571428571428569" table:style-name="ce125">
            <text:p>28.57</text:p>
          </table:table-cell>
          <table:table-cell office:value-type="float" office:value="-1.1494252873563218" table:style-name="ce126">
            <text:p><text:s text:c="3"/>－1.1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3.501559398922597" table:style-name="ce128">
            <text:p>3.50</text:p>
          </table:table-cell>
          <table:table-cell office:value-type="float" office:value="3.6436052515120219" table:style-name="ce128">
            <text:p>3.64</text:p>
          </table:table-cell>
          <table:table-cell office:value-type="float" office:value="0" table:style-name="ce128">
            <text:p>－</text:p>
          </table:table-cell>
          <table:table-cell office:value-type="float" office:value="0" table:style-name="ce128">
            <text:p>－</text:p>
          </table:table-cell>
          <table:table-cell office:value-type="float" office:value="2.9274181379206277" table:style-name="ce128">
            <text:p>2.93</text:p>
          </table:table-cell>
          <table:table-cell office:value-type="float" office:value="0" table:style-name="ce128">
            <text:p>－</text:p>
          </table:table-cell>
          <table:table-cell office:value-type="float" office:value="22.268907563025213" table:style-name="ce128">
            <text:p>22.27</text:p>
          </table:table-cell>
          <table:table-cell office:value-type="float" office:value="3.3837293016558676" table:style-name="ce128">
            <text:p>3.38</text:p>
          </table:table-cell>
          <table:table-cell office:value-type="float" office:value="25" table:style-name="ce128">
            <text:p>25.00</text:p>
          </table:table-cell>
          <table:table-cell office:value-type="float" office:value="6.1728395061728394" table:style-name="ce129">
            <text:p>6.17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4">
            <text:p>較本年上月</text:p>
            <text:p>増減 (%)</text:p>
          </table:table-cell>
          <table:table-cell office:value-type="string" table:style-name="ce130">
            <text:p>計</text:p>
          </table:table-cell>
          <table:table-cell office:value-type="float" office:value="17.212478659009779" table:style-name="ce131">
            <text:p>17.21</text:p>
          </table:table-cell>
          <table:table-cell office:value-type="float" office:value="17.387088955320351" table:style-name="ce131">
            <text:p>17.39</text:p>
          </table:table-cell>
          <table:table-cell office:value-type="float" office:value="12.966601178781925" table:style-name="ce131">
            <text:p>12.97</text:p>
          </table:table-cell>
          <table:table-cell office:value-type="float" office:value="0" table:style-name="ce131">
            <text:p>－</text:p>
          </table:table-cell>
          <table:table-cell office:value-type="float" office:value="16.92600562820725" table:style-name="ce131">
            <text:p>16.93</text:p>
          </table:table-cell>
          <table:table-cell office:value-type="float" office:value="27.331189710610932" table:style-name="ce131">
            <text:p>27.33</text:p>
          </table:table-cell>
          <table:table-cell office:value-type="float" office:value="17.849898580121703" table:style-name="ce131">
            <text:p>17.85</text:p>
          </table:table-cell>
          <table:table-cell office:value-type="float" office:value="17.05548549810845" table:style-name="ce131">
            <text:p>17.06</text:p>
          </table:table-cell>
          <table:table-cell office:value-type="float" office:value="33.333333333333329" table:style-name="ce131">
            <text:p>33.33</text:p>
          </table:table-cell>
          <table:table-cell office:value-type="float" office:value="24.637681159420293" table:style-name="ce132">
            <text:p>24.6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15.823066646875464" table:style-name="ce125">
            <text:p>15.82</text:p>
          </table:table-cell>
          <table:table-cell office:value-type="float" office:value="16.127534437393592" table:style-name="ce125">
            <text:p>16.13</text:p>
          </table:table-cell>
          <table:table-cell office:value-type="float" office:value="8.695652173913043" table:style-name="ce125">
            <text:p>8.70</text:p>
          </table:table-cell>
          <table:table-cell office:value-type="float" office:value="0" table:style-name="ce125">
            <text:p>－</text:p>
          </table:table-cell>
          <table:table-cell office:value-type="float" office:value="15.784469096671948" table:style-name="ce125">
            <text:p>15.78</text:p>
          </table:table-cell>
          <table:table-cell office:value-type="float" office:value="36.184210526315788" table:style-name="ce125">
            <text:p>36.18</text:p>
          </table:table-cell>
          <table:table-cell office:value-type="float" office:value="5.4545454545454541" table:style-name="ce125">
            <text:p>5.45</text:p>
          </table:table-cell>
          <table:table-cell office:value-type="float" office:value="15.611814345991561" table:style-name="ce125">
            <text:p>15.61</text:p>
          </table:table-cell>
          <table:table-cell office:value-type="float" office:value="36.363636363636367" table:style-name="ce125">
            <text:p>36.36</text:p>
          </table:table-cell>
          <table:table-cell office:value-type="float" office:value="26.47058823529412" table:style-name="ce126">
            <text:p>26.4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18.734753618474549" table:style-name="ce128">
            <text:p>18.73</text:p>
          </table:table-cell>
          <table:table-cell office:value-type="float" office:value="18.762677484787019" table:style-name="ce128">
            <text:p>18.76</text:p>
          </table:table-cell>
          <table:table-cell office:value-type="float" office:value="18.025751072961373" table:style-name="ce128">
            <text:p>18.03</text:p>
          </table:table-cell>
          <table:table-cell office:value-type="float" office:value="0" table:style-name="ce128">
            <text:p>－</text:p>
          </table:table-cell>
          <table:table-cell office:value-type="float" office:value="18.173943173943176" table:style-name="ce128">
            <text:p>18.17</text:p>
          </table:table-cell>
          <table:table-cell office:value-type="float" office:value="18.867924528301888" table:style-name="ce128">
            <text:p>18.87</text:p>
          </table:table-cell>
          <table:table-cell office:value-type="float" office:value="33.486238532110093" table:style-name="ce128">
            <text:p>33.49</text:p>
          </table:table-cell>
          <table:table-cell office:value-type="float" office:value="18.638466622604096" table:style-name="ce128">
            <text:p>18.64</text:p>
          </table:table-cell>
          <table:table-cell office:value-type="float" office:value="29.629629629629626" table:style-name="ce128">
            <text:p>29.63</text:p>
          </table:table-cell>
          <table:table-cell office:value-type="float" office:value="22.857142857142858" table:style-name="ce129">
            <text:p>22.8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說明：1.本表按登記日期統計，86年以前未有是項統計。生父原屬國籍(地區)自103年起統計。</text:p>
          </table:table-cell>
          <table:table-cell table:number-columns-repeated="4" table:style-name="ce10"/>
          <table:table-cell table:style-name="ce9"/>
          <table:table-cell table:number-columns-repeated="2" table:style-name="ce8"/>
          <table:table-cell table:number-columns-repeated="3" table:style-name="ce6"/>
          <table:table-cell office:value-type="string" table:style-name="ce7">
            <text:p>內政部戶政司 民國108年8月5日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     <text:s/>2.93年以前生母原屬大陸、港澳地區或外國籍已定居設戶籍者，列入本國籍統計。</text:p>
          </table:table-cell>
          <table:table-cell table:number-columns-repeated="4" table:style-name="ce5"/>
          <table:table-cell table:number-columns-repeated="16379" table:style-name="ce4"/>
        </table:table-row>
        <table:table-row table:style-name="ro9">
          <table:table-cell office:value-type="string" table:style-name="ce1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4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2">
        <table:table-column table:style-name="co5" table:default-cell-style-name="ce4"/>
        <table:table-column table:style-name="co2" table:default-cell-style-name="ce4"/>
        <table:table-column table:style-name="co6" table:number-columns-repeated="10" table:default-cell-style-name="ce4"/>
        <table:table-column table:style-name="co4" table:number-columns-repeated="16372" table:default-cell-style-name="ce4"/>
        <table:table-row table:style-name="ro11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32"/>
        </table:table-row>
        <table:table-row table:style-name="ro12">
          <table:table-cell table:style-name="ce32"/>
          <table:table-cell table:number-columns-repeated="2" table:style-name="ce62"/>
          <table:table-cell table:style-name="ce32"/>
          <table:table-cell table:style-name="ce62"/>
          <table:table-cell office:value-type="string" table:style-name="ce62">
            <text:p>中 華 民 國 108 年 7 月 份</text:p>
          </table:table-cell>
          <table:table-cell table:style-name="ce32"/>
          <table:table-cell table:style-name="ce62"/>
          <table:table-cell table:number-columns-repeated="3" table:style-name="ce32"/>
          <table:table-cell office:value-type="string" table:style-name="ce61">
            <text:p><text:s text:c="3"/>單位︰人</text:p>
          </table:table-cell>
          <table:table-cell table:number-columns-repeated="16372" table:style-name="ce32"/>
        </table:table-row>
        <table:table-row table:style-name="ro13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20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6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8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98">
            <text:p>合計</text:p>
          </table:table-cell>
          <table:table-cell office:value-type="string" table:number-columns-spanned="1" table:number-rows-spanned="3" table:style-name="ce198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8">
            <text:p>無依兒童</text:p>
          </table:table-cell>
          <table:table-cell office:value-type="string" table:number-columns-spanned="1" table:number-rows-spanned="3" table:style-name="ce198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8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60"/>
          <table:table-cell office:value-type="string" table:style-name="ce17">
            <text:p>計</text:p>
          </table:table-cell>
          <table:table-cell office:value-type="float" office:value="15104" table:style-name="ce27">
            <text:p><text:s text:c="3"/>15,104</text:p>
          </table:table-cell>
          <table:table-cell office:value-type="float" office:value="14529" table:style-name="ce59">
            <text:p><text:s text:c="3"/>14,529</text:p>
          </table:table-cell>
          <table:table-cell office:value-type="float" office:value="575" table:style-name="ce59">
            <text:p><text:s text:c="3"/>575</text:p>
          </table:table-cell>
          <table:table-cell office:value-type="float" office:value="0" table:style-name="ce59">
            <text:p>—</text:p>
          </table:table-cell>
          <table:table-cell office:value-type="float" office:value="14127" table:style-name="ce59">
            <text:p><text:s text:c="3"/>14,127</text:p>
          </table:table-cell>
          <table:table-cell office:value-type="float" office:value="396" table:style-name="ce59">
            <text:p><text:s text:c="3"/>396</text:p>
          </table:table-cell>
          <table:table-cell office:value-type="float" office:value="581" table:style-name="ce59">
            <text:p><text:s text:c="3"/>581</text:p>
          </table:table-cell>
          <table:table-cell office:value-type="float" office:value="14852" table:style-name="ce59">
            <text:p><text:s text:c="3"/>14,852</text:p>
          </table:table-cell>
          <table:table-cell office:value-type="float" office:value="80" table:style-name="ce59">
            <text:p><text:s text:c="3"/>80</text:p>
          </table:table-cell>
          <table:table-cell office:value-type="float" office:value="172" table:style-name="ce58">
            <text:p><text:s text:c="3"/>17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總 <text:s text:c="5"/>計</text:p>
          </table:table-cell>
          <table:table-cell office:value-type="string" table:style-name="ce16">
            <text:p>男</text:p>
          </table:table-cell>
          <table:table-cell office:value-type="float" office:value="7803" table:style-name="ce46">
            <text:p><text:s text:c="3"/>7,803</text:p>
          </table:table-cell>
          <table:table-cell office:value-type="float" office:value="7503" table:style-name="ce56">
            <text:p><text:s text:c="3"/>7,503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0" table:style-name="ce56">
            <text:p>—</text:p>
          </table:table-cell>
          <table:table-cell office:value-type="float" office:value="7306" table:style-name="ce56">
            <text:p><text:s text:c="3"/>7,306</text:p>
          </table:table-cell>
          <table:table-cell office:value-type="float" office:value="207" table:style-name="ce56">
            <text:p><text:s text:c="3"/>207</text:p>
          </table:table-cell>
          <table:table-cell office:value-type="float" office:value="290" table:style-name="ce56">
            <text:p><text:s text:c="3"/>290</text:p>
          </table:table-cell>
          <table:table-cell office:value-type="float" office:value="7672" table:style-name="ce56">
            <text:p><text:s text:c="3"/>7,672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86" table:style-name="ce57">
            <text:p><text:s text:c="3"/>86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7301" table:style-name="ce45">
            <text:p><text:s text:c="3"/>7,301</text:p>
          </table:table-cell>
          <table:table-cell office:value-type="float" office:value="7026" table:style-name="ce56">
            <text:p><text:s text:c="3"/>7,026</text:p>
          </table:table-cell>
          <table:table-cell office:value-type="float" office:value="275" table:style-name="ce56">
            <text:p><text:s text:c="3"/>275</text:p>
          </table:table-cell>
          <table:table-cell office:value-type="float" office:value="0" table:style-name="ce56">
            <text:p>—</text:p>
          </table:table-cell>
          <table:table-cell office:value-type="float" office:value="6821" table:style-name="ce63">
            <text:p><text:s text:c="3"/>6,821</text:p>
          </table:table-cell>
          <table:table-cell office:value-type="float" office:value="189" table:style-name="ce56">
            <text:p><text:s text:c="3"/>189</text:p>
          </table:table-cell>
          <table:table-cell office:value-type="float" office:value="291" table:style-name="ce56">
            <text:p><text:s text:c="3"/>291</text:p>
          </table:table-cell>
          <table:table-cell office:value-type="float" office:value="7180" table:style-name="ce56">
            <text:p><text:s text:c="3"/>7,180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86" table:style-name="ce55">
            <text:p><text:s text:c="3"/>86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2385" table:style-name="ce27">
            <text:p><text:s text:c="3"/>2,385</text:p>
          </table:table-cell>
          <table:table-cell office:value-type="float" office:value="2285" table:style-name="ce27">
            <text:p><text:s text:c="3"/>2,285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0" table:style-name="ce27">
            <text:p>—</text:p>
          </table:table-cell>
          <table:table-cell office:value-type="float" office:value="2214" table:style-name="ce56">
            <text:p><text:s text:c="3"/>2,214</text:p>
          </table:table-cell>
          <table:table-cell office:value-type="float" office:value="81" table:style-name="ce27">
            <text:p><text:s text:c="3"/>81</text:p>
          </table:table-cell>
          <table:table-cell office:value-type="float" office:value="90" table:style-name="ce48">
            <text:p><text:s text:c="3"/>90</text:p>
          </table:table-cell>
          <table:table-cell office:value-type="float" office:value="2336" table:style-name="ce59">
            <text:p><text:s text:c="3"/>2,336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7" table:style-name="ce48">
            <text:p><text:s text:c="3"/>37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新北市</text:p>
          </table:table-cell>
          <table:table-cell office:value-type="string" table:style-name="ce16">
            <text:p>男</text:p>
          </table:table-cell>
          <table:table-cell office:value-type="float" office:value="1229" table:style-name="ce46">
            <text:p><text:s text:c="3"/>1,229</text:p>
          </table:table-cell>
          <table:table-cell office:value-type="float" office:value="1172" table:style-name="ce46">
            <text:p><text:s text:c="3"/>1,172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—</text:p>
          </table:table-cell>
          <table:table-cell office:value-type="float" office:value="1132" table:style-name="ce56">
            <text:p><text:s text:c="3"/>1,13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198" table:style-name="ce56">
            <text:p><text:s text:c="3"/>1,19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" table:style-name="ce47">
            <text:p><text:s text:c="3"/>23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1156" table:style-name="ce45">
            <text:p><text:s text:c="3"/>1,156</text:p>
          </table:table-cell>
          <table:table-cell office:value-type="float" office:value="1113" table:style-name="ce46">
            <text:p><text:s text:c="3"/>1,113</text:p>
          </table:table-cell>
          <table:table-cell office:value-type="float" office:value="43" table:style-name="ce45">
            <text:p><text:s text:c="3"/>43</text:p>
          </table:table-cell>
          <table:table-cell office:value-type="float" office:value="0" table:style-name="ce45">
            <text:p>—</text:p>
          </table:table-cell>
          <table:table-cell office:value-type="float" office:value="1082" table:style-name="ce63">
            <text:p><text:s text:c="3"/>1,08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138" table:style-name="ce63">
            <text:p><text:s text:c="3"/>1,138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4" table:style-name="ce44">
            <text:p><text:s text:c="3"/>14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1799" table:style-name="ce27">
            <text:p><text:s text:c="3"/>1,799</text:p>
          </table:table-cell>
          <table:table-cell office:value-type="float" office:value="1759" table:style-name="ce27">
            <text:p><text:s text:c="3"/>1,759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0" table:style-name="ce27">
            <text:p>—</text:p>
          </table:table-cell>
          <table:table-cell office:value-type="float" office:value="1709" table:style-name="ce56">
            <text:p><text:s text:c="3"/>1,709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38" table:style-name="ce48">
            <text:p><text:s text:c="3"/>38</text:p>
          </table:table-cell>
          <table:table-cell office:value-type="float" office:value="1753" table:style-name="ce59">
            <text:p><text:s text:c="3"/>1,753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3" table:style-name="ce48">
            <text:p><text:s text:c="3"/>33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臺北市</text:p>
          </table:table-cell>
          <table:table-cell office:value-type="string" table:style-name="ce16">
            <text:p>男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890" table:style-name="ce46">
            <text:p><text:s text:c="3"/>89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—</text:p>
          </table:table-cell>
          <table:table-cell office:value-type="float" office:value="857" table:style-name="ce56">
            <text:p><text:s text:c="3"/>85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85" table:style-name="ce56">
            <text:p><text:s text:c="3"/>88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" table:style-name="ce47">
            <text:p><text:s text:c="3"/>18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26">
            <text:p>女</text:p>
          </table:table-cell>
          <table:table-cell office:value-type="float" office:value="888" table:style-name="ce45">
            <text:p><text:s text:c="3"/>888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0" table:style-name="ce45">
            <text:p>—</text:p>
          </table:table-cell>
          <table:table-cell office:value-type="float" office:value="852" table:style-name="ce63">
            <text:p><text:s text:c="3"/>852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15" table:style-name="ce44">
            <text:p><text:s text:c="3"/>15</text:p>
          </table:table-cell>
          <table:table-cell office:value-type="float" office:value="868" table:style-name="ce63">
            <text:p><text:s text:c="3"/>868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5" table:style-name="ce44">
            <text:p><text:s text:c="3"/>15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7">
            <text:p>計</text:p>
          </table:table-cell>
          <table:table-cell office:value-type="float" office:value="1926" table:style-name="ce27">
            <text:p><text:s text:c="3"/>1,926</text:p>
          </table:table-cell>
          <table:table-cell office:value-type="float" office:value="1863" table:style-name="ce27">
            <text:p><text:s text:c="3"/>1,863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0" table:style-name="ce27">
            <text:p>—</text:p>
          </table:table-cell>
          <table:table-cell office:value-type="float" office:value="1799" table:style-name="ce56">
            <text:p><text:s text:c="3"/>1,799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83" table:style-name="ce48">
            <text:p><text:s text:c="3"/>83</text:p>
          </table:table-cell>
          <table:table-cell office:value-type="float" office:value="1899" table:style-name="ce59">
            <text:p><text:s text:c="3"/>1,899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5" table:style-name="ce48">
            <text:p><text:s text:c="3"/>15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桃園市</text:p>
          </table:table-cell>
          <table:table-cell office:value-type="string" table:style-name="ce16">
            <text:p>男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—</text:p>
          </table:table-cell>
          <table:table-cell office:value-type="float" office:value="926" table:style-name="ce56">
            <text:p><text:s text:c="3"/>92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79" table:style-name="ce56">
            <text:p><text:s text:c="3"/>9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935" table:style-name="ce45">
            <text:p><text:s text:c="3"/>935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0" table:style-name="ce45">
            <text:p>—</text:p>
          </table:table-cell>
          <table:table-cell office:value-type="float" office:value="873" table:style-name="ce63">
            <text:p><text:s text:c="3"/>873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42" table:style-name="ce44">
            <text:p><text:s text:c="3"/>42</text:p>
          </table:table-cell>
          <table:table-cell office:value-type="float" office:value="920" table:style-name="ce63">
            <text:p><text:s text:c="3"/>920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1" table:style-name="ce44">
            <text:p><text:s text:c="3"/>11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7">
            <text:p>計</text:p>
          </table:table-cell>
          <table:table-cell office:value-type="float" office:value="1809" table:style-name="ce27">
            <text:p><text:s text:c="3"/>1,809</text:p>
          </table:table-cell>
          <table:table-cell office:value-type="float" office:value="1736" table:style-name="ce27">
            <text:p><text:s text:c="3"/>1,736</text:p>
          </table:table-cell>
          <table:table-cell office:value-type="float" office:value="73" table:style-name="ce27">
            <text:p><text:s text:c="3"/>73</text:p>
          </table:table-cell>
          <table:table-cell office:value-type="float" office:value="0" table:style-name="ce27">
            <text:p>—</text:p>
          </table:table-cell>
          <table:table-cell office:value-type="float" office:value="1678" table:style-name="ce56">
            <text:p><text:s text:c="3"/>1,678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79" table:style-name="ce48">
            <text:p><text:s text:c="3"/>79</text:p>
          </table:table-cell>
          <table:table-cell office:value-type="float" office:value="1786" table:style-name="ce59">
            <text:p><text:s text:c="3"/>1,78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14" table:style-name="ce48">
            <text:p><text:s text:c="3"/>14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臺中市</text:p>
          </table:table-cell>
          <table:table-cell office:value-type="string" table:style-name="ce16">
            <text:p>男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—</text:p>
          </table:table-cell>
          <table:table-cell office:value-type="float" office:value="859" table:style-name="ce56">
            <text:p><text:s text:c="3"/>85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910" table:style-name="ce56">
            <text:p><text:s text:c="3"/>91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7">
            <text:p><text:s text:c="3"/>8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887" table:style-name="ce45">
            <text:p><text:s text:c="3"/>887</text:p>
          </table:table-cell>
          <table:table-cell office:value-type="float" office:value="843" table:style-name="ce46">
            <text:p><text:s text:c="3"/>843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0" table:style-name="ce45">
            <text:p>—</text:p>
          </table:table-cell>
          <table:table-cell office:value-type="float" office:value="819" table:style-name="ce63">
            <text:p><text:s text:c="3"/>819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46" table:style-name="ce44">
            <text:p><text:s text:c="3"/>46</text:p>
          </table:table-cell>
          <table:table-cell office:value-type="float" office:value="876" table:style-name="ce63">
            <text:p><text:s text:c="3"/>8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6" table:style-name="ce44">
            <text:p><text:s text:c="3"/>6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7">
            <text:p>計</text:p>
          </table:table-cell>
          <table:table-cell office:value-type="float" office:value="1005" table:style-name="ce27">
            <text:p><text:s text:c="3"/>1,005</text:p>
          </table:table-cell>
          <table:table-cell office:value-type="float" office:value="964" table:style-name="ce27">
            <text:p><text:s text:c="3"/>964</text:p>
          </table:table-cell>
          <table:table-cell office:value-type="float" office:value="41" table:style-name="ce27">
            <text:p><text:s text:c="3"/>41</text:p>
          </table:table-cell>
          <table:table-cell office:value-type="float" office:value="0" table:style-name="ce27">
            <text:p>—</text:p>
          </table:table-cell>
          <table:table-cell office:value-type="float" office:value="948" table:style-name="ce56">
            <text:p><text:s text:c="3"/>948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986" table:style-name="ce59">
            <text:p><text:s text:c="3"/>986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6" table:style-name="ce48">
            <text:p><text:s text:c="3"/>16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4">
            <text:p>臺南市</text:p>
          </table:table-cell>
          <table:table-cell office:value-type="string" table:style-name="ce16">
            <text:p>男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—</text:p>
          </table:table-cell>
          <table:table-cell office:value-type="float" office:value="497" table:style-name="ce56">
            <text:p><text:s text:c="3"/>49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11" table:style-name="ce56">
            <text:p><text:s text:c="3"/>51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26">
            <text:p>女</text:p>
          </table:table-cell>
          <table:table-cell office:value-type="float" office:value="484" table:style-name="ce45">
            <text:p><text:s text:c="3"/>484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0" table:style-name="ce45">
            <text:p>—</text:p>
          </table:table-cell>
          <table:table-cell office:value-type="float" office:value="451" table:style-name="ce63">
            <text:p><text:s text:c="3"/>45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475" table:style-name="ce63">
            <text:p><text:s text:c="3"/>475</text:p>
          </table:table-cell>
          <table:table-cell office:value-type="float" office:value="0" table:style-name="ce45">
            <text:p>—</text:p>
          </table:table-cell>
          <table:table-cell office:value-type="float" office:value="9" table:style-name="ce44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3">
            <text:p>計</text:p>
          </table:table-cell>
          <table:table-cell office:value-type="float" office:value="1750" table:style-name="ce27">
            <text:p><text:s text:c="3"/>1,750</text:p>
          </table:table-cell>
          <table:table-cell office:value-type="float" office:value="1674" table:style-name="ce27">
            <text:p><text:s text:c="3"/>1,674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0" table:style-name="ce27">
            <text:p>—</text:p>
          </table:table-cell>
          <table:table-cell office:value-type="float" office:value="1638" table:style-name="ce56">
            <text:p><text:s text:c="3"/>1,638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65" table:style-name="ce48">
            <text:p><text:s text:c="3"/>65</text:p>
          </table:table-cell>
          <table:table-cell office:value-type="float" office:value="1726" table:style-name="ce59">
            <text:p><text:s text:c="3"/>1,726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9" table:style-name="ce48">
            <text:p><text:s text:c="3"/>19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1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899" table:style-name="ce46">
            <text:p><text:s text:c="3"/>899</text:p>
          </table:table-cell>
          <table:table-cell office:value-type="float" office:value="854" table:style-name="ce46">
            <text:p><text:s text:c="3"/>85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—</text:p>
          </table:table-cell>
          <table:table-cell office:value-type="float" office:value="847" table:style-name="ce56">
            <text:p><text:s text:c="3"/>84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887" table:style-name="ce56">
            <text:p><text:s text:c="3"/>88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table:number-columns-repeated="16372" table:style-name="ce6"/>
        </table:table-row>
        <table:table-row table:style-name="ro16">
          <table:table-cell table:style-name="ce53"/>
          <table:table-cell office:value-type="string" table:style-name="ce11">
            <text:p>女</text:p>
          </table:table-cell>
          <table:table-cell office:value-type="float" office:value="851" table:style-name="ce45">
            <text:p><text:s text:c="3"/>851</text:p>
          </table:table-cell>
          <table:table-cell office:value-type="float" office:value="820" table:style-name="ce46">
            <text:p><text:s text:c="3"/>820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0" table:style-name="ce45">
            <text:p>—</text:p>
          </table:table-cell>
          <table:table-cell office:value-type="float" office:value="791" table:style-name="ce63">
            <text:p><text:s text:c="3"/>791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32" table:style-name="ce44">
            <text:p><text:s text:c="3"/>32</text:p>
          </table:table-cell>
          <table:table-cell office:value-type="float" office:value="839" table:style-name="ce63">
            <text:p><text:s text:c="3"/>83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0" table:style-name="ce44">
            <text:p><text:s text:c="3"/>10</text:p>
          </table:table-cell>
          <table:table-cell table:number-columns-repeated="16372" table:style-name="ce6"/>
        </table:table-row>
        <table:table-row table:style-name="ro16">
          <table:table-cell table:style-name="ce52"/>
          <table:table-cell office:value-type="string" table:style-name="ce13">
            <text:p>計</text:p>
          </table:table-cell>
          <table:table-cell office:value-type="float" office:value="4309" table:style-name="ce27">
            <text:p><text:s text:c="3"/>4,309</text:p>
          </table:table-cell>
          <table:table-cell office:value-type="float" office:value="4127" table:style-name="ce27">
            <text:p><text:s text:c="3"/>4,127</text:p>
          </table:table-cell>
          <table:table-cell office:value-type="float" office:value="182" table:style-name="ce27">
            <text:p><text:s text:c="3"/>182</text:p>
          </table:table-cell>
          <table:table-cell office:value-type="float" office:value="0" table:style-name="ce27">
            <text:p>—</text:p>
          </table:table-cell>
          <table:table-cell office:value-type="float" office:value="4027" table:style-name="ce27">
            <text:p><text:s text:c="3"/>4,027</text:p>
          </table:table-cell>
          <table:table-cell office:value-type="float" office:value="95" table:style-name="ce27">
            <text:p><text:s text:c="3"/>95</text:p>
          </table:table-cell>
          <table:table-cell office:value-type="float" office:value="187" table:style-name="ce27">
            <text:p><text:s text:c="3"/>187</text:p>
          </table:table-cell>
          <table:table-cell office:value-type="float" office:value="4248" table:style-name="ce59">
            <text:p><text:s text:c="3"/>4,248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37" table:style-name="ce48">
            <text:p><text:s text:c="3"/>37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51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273" table:style-name="ce47">
            <text:p><text:s text:c="3"/>2,273</text:p>
          </table:table-cell>
          <table:table-cell office:value-type="float" office:value="2174" table:style-name="ce46">
            <text:p><text:s text:c="3"/>2,17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—</text:p>
          </table:table-cell>
          <table:table-cell office:value-type="float" office:value="2134" table:style-name="ce46">
            <text:p><text:s text:c="3"/>2,13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245" table:style-name="ce56">
            <text:p><text:s text:c="3"/>2,24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7" table:style-name="ce47">
            <text:p><text:s text:c="3"/>17</text:p>
          </table:table-cell>
          <table:table-cell table:number-columns-repeated="16372" table:style-name="ce6"/>
        </table:table-row>
        <table:table-row table:style-name="ro16">
          <table:table-cell table:style-name="ce50"/>
          <table:table-cell office:value-type="string" table:style-name="ce11">
            <text:p>女</text:p>
          </table:table-cell>
          <table:table-cell office:value-type="float" office:value="2036" table:style-name="ce45">
            <text:p><text:s text:c="3"/>2,036</text:p>
          </table:table-cell>
          <table:table-cell office:value-type="float" office:value="1953" table:style-name="ce46">
            <text:p><text:s text:c="3"/>1,95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—</text:p>
          </table:table-cell>
          <table:table-cell office:value-type="float" office:value="1893" table:style-name="ce46">
            <text:p><text:s text:c="3"/>1,893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2003" table:style-name="ce63">
            <text:p><text:s text:c="3"/>2,00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0" table:style-name="ce44">
            <text:p><text:s text:c="3"/>20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86" table:style-name="ce41">
            <text:p><text:s text:c="3"/>286</text:p>
          </table:table-cell>
          <table:table-cell office:value-type="float" office:value="279" table:style-name="ce41">
            <text:p><text:s text:c="3"/>279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272" table:style-name="ce64">
            <text:p><text:s text:c="3"/>27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282" table:style-name="ce64">
            <text:p><text:s text:c="3"/>282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40">
            <text:p><text:s text:c="3"/>4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52" table:style-name="ce15">
            <text:p><text:s text:c="3"/>152</text:p>
          </table:table-cell>
          <table:table-cell office:value-type="float" office:value="147" table:style-name="ce15">
            <text:p><text:s text:c="3"/>14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141" table:style-name="ce65">
            <text:p><text:s text:c="3"/>14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150" table:style-name="ce65">
            <text:p><text:s text:c="3"/>150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34" table:style-name="ce19">
            <text:p><text:s text:c="3"/>134</text:p>
          </table:table-cell>
          <table:table-cell office:value-type="float" office:value="132" table:style-name="ce15">
            <text:p><text:s text:c="3"/>132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131" table:style-name="ce66">
            <text:p><text:s text:c="3"/>131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32" table:style-name="ce66">
            <text:p><text:s text:c="3"/>13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62" table:style-name="ce41">
            <text:p><text:s text:c="3"/>362</text:p>
          </table:table-cell>
          <table:table-cell office:value-type="float" office:value="355" table:style-name="ce41">
            <text:p><text:s text:c="3"/>355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337" table:style-name="ce65">
            <text:p><text:s text:c="3"/>337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354" table:style-name="ce64">
            <text:p><text:s text:c="3"/>35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" table:style-name="ce40">
            <text:p><text:s text:c="3"/>5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176" table:style-name="ce15">
            <text:p><text:s text:c="3"/>176</text:p>
          </table:table-cell>
          <table:table-cell office:value-type="float" office:value="172" table:style-name="ce15">
            <text:p><text:s text:c="3"/>172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168" table:style-name="ce65">
            <text:p><text:s text:c="3"/>168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73" table:style-name="ce65">
            <text:p><text:s text:c="3"/>17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86" table:style-name="ce19">
            <text:p><text:s text:c="3"/>186</text:p>
          </table:table-cell>
          <table:table-cell office:value-type="float" office:value="183" table:style-name="ce15">
            <text:p><text:s text:c="3"/>183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169" table:style-name="ce66">
            <text:p><text:s text:c="3"/>169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181" table:style-name="ce66">
            <text:p><text:s text:c="3"/>181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243" table:style-name="ce41">
            <text:p><text:s text:c="3"/>243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223" table:style-name="ce65">
            <text:p><text:s text:c="3"/>22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250" table:style-name="ce64">
            <text:p><text:s text:c="3"/>250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" table:style-name="ce40">
            <text:p><text:s text:c="3"/>4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140" table:style-name="ce15">
            <text:p><text:s text:c="3"/>140</text:p>
          </table:table-cell>
          <table:table-cell office:value-type="float" office:value="135" table:style-name="ce15">
            <text:p><text:s text:c="3"/>13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127" table:style-name="ce65">
            <text:p><text:s text:c="3"/>127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138" table:style-name="ce65">
            <text:p><text:s text:c="3"/>13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16" table:style-name="ce19">
            <text:p><text:s text:c="3"/>116</text:p>
          </table:table-cell>
          <table:table-cell office:value-type="float" office:value="108" table:style-name="ce15">
            <text:p><text:s text:c="3"/>108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96" table:style-name="ce66">
            <text:p><text:s text:c="3"/>96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112" table:style-name="ce66">
            <text:p><text:s text:c="3"/>112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081" table:style-name="ce41">
            <text:p><text:s text:c="3"/>1,081</text:p>
          </table:table-cell>
          <table:table-cell office:value-type="float" office:value="1046" table:style-name="ce41">
            <text:p><text:s text:c="3"/>1,046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0" table:style-name="ce41">
            <text:p>—</text:p>
          </table:table-cell>
          <table:table-cell office:value-type="float" office:value="1033" table:style-name="ce65">
            <text:p><text:s text:c="3"/>1,033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31" table:style-name="ce40">
            <text:p><text:s text:c="3"/>31</text:p>
          </table:table-cell>
          <table:table-cell office:value-type="float" office:value="1070" table:style-name="ce64">
            <text:p><text:s text:c="3"/>1,07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8" table:style-name="ce40">
            <text:p><text:s text:c="3"/>8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553" table:style-name="ce15">
            <text:p><text:s text:c="3"/>553</text:p>
          </table:table-cell>
          <table:table-cell office:value-type="float" office:value="532" table:style-name="ce15">
            <text:p><text:s text:c="3"/>532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0" table:style-name="ce15">
            <text:p>—</text:p>
          </table:table-cell>
          <table:table-cell office:value-type="float" office:value="523" table:style-name="ce65">
            <text:p><text:s text:c="3"/>523</text:p>
          </table:table-cell>
          <table:table-cell office:value-type="float" office:value="13" table:style-name="ce15">
            <text:p><text:s text:c="3"/>13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528" table:style-name="ce19">
            <text:p><text:s text:c="3"/>528</text:p>
          </table:table-cell>
          <table:table-cell office:value-type="float" office:value="514" table:style-name="ce15">
            <text:p><text:s text:c="3"/>514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0" table:style-name="ce19">
            <text:p>—</text:p>
          </table:table-cell>
          <table:table-cell office:value-type="float" office:value="510" table:style-name="ce66">
            <text:p><text:s text:c="3"/>510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521" table:style-name="ce66">
            <text:p><text:s text:c="3"/>521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6" table:style-name="ce18">
            <text:p><text:s text:c="3"/>6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85" table:style-name="ce41">
            <text:p><text:s text:c="3"/>285</text:p>
          </table:table-cell>
          <table:table-cell office:value-type="float" office:value="270" table:style-name="ce41">
            <text:p><text:s text:c="3"/>270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0" table:style-name="ce41">
            <text:p>—</text:p>
          </table:table-cell>
          <table:table-cell office:value-type="float" office:value="259" table:style-name="ce65">
            <text:p><text:s text:c="3"/>25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17" table:style-name="ce40">
            <text:p><text:s text:c="3"/>17</text:p>
          </table:table-cell>
          <table:table-cell office:value-type="float" office:value="281" table:style-name="ce64">
            <text:p><text:s text:c="3"/>28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34" table:style-name="ce15">
            <text:p><text:s text:c="3"/>134</text:p>
          </table:table-cell>
          <table:table-cell office:value-type="float" office:value="125" table:style-name="ce15">
            <text:p><text:s text:c="3"/>125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0" table:style-name="ce15">
            <text:p>—</text:p>
          </table:table-cell>
          <table:table-cell office:value-type="float" office:value="122" table:style-name="ce65">
            <text:p><text:s text:c="3"/>122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133" table:style-name="ce65">
            <text:p><text:s text:c="3"/>13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51" table:style-name="ce19">
            <text:p><text:s text:c="3"/>151</text:p>
          </table:table-cell>
          <table:table-cell office:value-type="float" office:value="145" table:style-name="ce15">
            <text:p><text:s text:c="3"/>145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137" table:style-name="ce66">
            <text:p><text:s text:c="3"/>137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48" table:style-name="ce66">
            <text:p><text:s text:c="3"/>148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40" table:style-name="ce41">
            <text:p><text:s text:c="3"/>340</text:p>
          </table:table-cell>
          <table:table-cell office:value-type="float" office:value="325" table:style-name="ce41">
            <text:p><text:s text:c="3"/>32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0" table:style-name="ce41">
            <text:p>—</text:p>
          </table:table-cell>
          <table:table-cell office:value-type="float" office:value="311" table:style-name="ce65">
            <text:p><text:s text:c="3"/>311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335" table:style-name="ce64">
            <text:p><text:s text:c="3"/>335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190" table:style-name="ce15">
            <text:p><text:s text:c="3"/>190</text:p>
          </table:table-cell>
          <table:table-cell office:value-type="float" office:value="184" table:style-name="ce15">
            <text:p><text:s text:c="3"/>184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175" table:style-name="ce65">
            <text:p><text:s text:c="3"/>17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86" table:style-name="ce65">
            <text:p><text:s text:c="3"/>186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50" table:style-name="ce19">
            <text:p><text:s text:c="3"/>150</text:p>
          </table:table-cell>
          <table:table-cell office:value-type="float" office:value="141" table:style-name="ce15">
            <text:p><text:s text:c="3"/>141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136" table:style-name="ce66">
            <text:p><text:s text:c="3"/>136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149" table:style-name="ce66">
            <text:p><text:s text:c="3"/>149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238" table:style-name="ce41">
            <text:p><text:s text:c="3"/>238</text:p>
          </table:table-cell>
          <table:table-cell office:value-type="float" office:value="224" table:style-name="ce41">
            <text:p><text:s text:c="3"/>224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0" table:style-name="ce41">
            <text:p>—</text:p>
          </table:table-cell>
          <table:table-cell office:value-type="float" office:value="215" table:style-name="ce65">
            <text:p><text:s text:c="3"/>21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231" table:style-name="ce64">
            <text:p><text:s text:c="3"/>23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6" table:style-name="ce40">
            <text:p><text:s text:c="3"/>6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39" table:style-name="ce15">
            <text:p><text:s text:c="3"/>139</text:p>
          </table:table-cell>
          <table:table-cell office:value-type="float" office:value="133" table:style-name="ce15">
            <text:p><text:s text:c="3"/>133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126" table:style-name="ce65">
            <text:p><text:s text:c="3"/>126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134" table:style-name="ce65">
            <text:p><text:s text:c="3"/>134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4" table:style-name="ce14">
            <text:p><text:s text:c="3"/>4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99" table:style-name="ce19">
            <text:p><text:s text:c="3"/>99</text:p>
          </table:table-cell>
          <table:table-cell office:value-type="float" office:value="91" table:style-name="ce15">
            <text:p><text:s text:c="3"/>91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89" table:style-name="ce66">
            <text:p><text:s text:c="3"/>89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97" table:style-name="ce66">
            <text:p><text:s text:c="3"/>97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400" table:style-name="ce41">
            <text:p><text:s text:c="3"/>400</text:p>
          </table:table-cell>
          <table:table-cell office:value-type="float" office:value="385" table:style-name="ce41">
            <text:p><text:s text:c="3"/>38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0" table:style-name="ce41">
            <text:p>—</text:p>
          </table:table-cell>
          <table:table-cell office:value-type="float" office:value="376" table:style-name="ce65">
            <text:p><text:s text:c="3"/>376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396" table:style-name="ce64">
            <text:p><text:s text:c="3"/>39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189" table:style-name="ce15">
            <text:p><text:s text:c="3"/>189</text:p>
          </table:table-cell>
          <table:table-cell office:value-type="float" office:value="182" table:style-name="ce15">
            <text:p><text:s text:c="3"/>182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184" table:style-name="ce65">
            <text:p><text:s text:c="3"/>18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88" table:style-name="ce65">
            <text:p><text:s text:c="3"/>188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211" table:style-name="ce19">
            <text:p><text:s text:c="3"/>211</text:p>
          </table:table-cell>
          <table:table-cell office:value-type="float" office:value="203" table:style-name="ce15">
            <text:p><text:s text:c="3"/>203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192" table:style-name="ce66">
            <text:p><text:s text:c="3"/>192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208" table:style-name="ce66">
            <text:p><text:s text:c="3"/>208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12" table:style-name="ce41">
            <text:p><text:s text:c="3"/>112</text:p>
          </table:table-cell>
          <table:table-cell office:value-type="float" office:value="100" table:style-name="ce41">
            <text:p><text:s text:c="3"/>100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107" table:style-name="ce65">
            <text:p><text:s text:c="3"/>10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11" table:style-name="ce64">
            <text:p><text:s text:c="3"/>11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65" table:style-name="ce15">
            <text:p><text:s text:c="3"/>65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63" table:style-name="ce65">
            <text:p><text:s text:c="3"/>6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64" table:style-name="ce65">
            <text:p><text:s text:c="3"/>64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47" table:style-name="ce19">
            <text:p><text:s text:c="3"/>47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7" table:style-name="ce66">
            <text:p><text:s text:c="3"/>4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77" table:style-name="ce41">
            <text:p><text:s text:c="3"/>177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0" table:style-name="ce41">
            <text:p>—</text:p>
          </table:table-cell>
          <table:table-cell office:value-type="float" office:value="184" table:style-name="ce65">
            <text:p><text:s text:c="3"/>18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192" table:style-name="ce64">
            <text:p><text:s text:c="3"/>192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98" table:style-name="ce15">
            <text:p><text:s text:c="3"/>98</text:p>
          </table:table-cell>
          <table:table-cell office:value-type="float" office:value="90" table:style-name="ce15">
            <text:p><text:s text:c="3"/>90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92" table:style-name="ce65">
            <text:p><text:s text:c="3"/>9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97" table:style-name="ce65">
            <text:p><text:s text:c="3"/>97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95" table:style-name="ce19">
            <text:p><text:s text:c="3"/>95</text:p>
          </table:table-cell>
          <table:table-cell office:value-type="float" office:value="87" table:style-name="ce15">
            <text:p><text:s text:c="3"/>87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0" table:style-name="ce19">
            <text:p>—</text:p>
          </table:table-cell>
          <table:table-cell office:value-type="float" office:value="92" table:style-name="ce66">
            <text:p><text:s text:c="3"/>92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95" table:style-name="ce66">
            <text:p><text:s text:c="3"/>9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87" table:style-name="ce41">
            <text:p><text:s text:c="3"/>87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0" table:style-name="ce41">
            <text:p>—</text:p>
          </table:table-cell>
          <table:table-cell office:value-type="float" office:value="82" table:style-name="ce65">
            <text:p><text:s text:c="3"/>8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56" table:style-name="ce15">
            <text:p><text:s text:c="3"/>56</text:p>
          </table:table-cell>
          <table:table-cell office:value-type="float" office:value="53" table:style-name="ce15">
            <text:p><text:s text:c="3"/>5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54" table:style-name="ce65">
            <text:p><text:s text:c="3"/>54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56" table:style-name="ce65">
            <text:p><text:s text:c="3"/>5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31" table:style-name="ce19">
            <text:p><text:s text:c="3"/>31</text:p>
          </table:table-cell>
          <table:table-cell office:value-type="float" office:value="30" table:style-name="ce15">
            <text:p><text:s text:c="3"/>30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63" table:style-name="ce41">
            <text:p><text:s text:c="3"/>163</text:p>
          </table:table-cell>
          <table:table-cell office:value-type="float" office:value="154" table:style-name="ce41">
            <text:p><text:s text:c="3"/>154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0" table:style-name="ce41">
            <text:p>—</text:p>
          </table:table-cell>
          <table:table-cell office:value-type="float" office:value="146" table:style-name="ce65">
            <text:p><text:s text:c="3"/>146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96" table:style-name="ce15">
            <text:p><text:s text:c="3"/>96</text:p>
          </table:table-cell>
          <table:table-cell office:value-type="float" office:value="90" table:style-name="ce15">
            <text:p><text:s text:c="3"/>90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88" table:style-name="ce65">
            <text:p><text:s text:c="3"/>88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95" table:style-name="ce65">
            <text:p><text:s text:c="3"/>9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67" table:style-name="ce19">
            <text:p><text:s text:c="3"/>67</text:p>
          </table:table-cell>
          <table:table-cell office:value-type="float" office:value="64" table:style-name="ce15">
            <text:p><text:s text:c="3"/>64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58" table:style-name="ce66">
            <text:p><text:s text:c="3"/>58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65" table:style-name="ce66">
            <text:p><text:s text:c="3"/>65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355" table:style-name="ce41">
            <text:p><text:s text:c="3"/>355</text:p>
          </table:table-cell>
          <table:table-cell office:value-type="float" office:value="338" table:style-name="ce41">
            <text:p><text:s text:c="3"/>338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0" table:style-name="ce41">
            <text:p>—</text:p>
          </table:table-cell>
          <table:table-cell office:value-type="float" office:value="340" table:style-name="ce65">
            <text:p><text:s text:c="3"/>340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350" table:style-name="ce64">
            <text:p><text:s text:c="3"/>35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195" table:style-name="ce15">
            <text:p><text:s text:c="3"/>195</text:p>
          </table:table-cell>
          <table:table-cell office:value-type="float" office:value="185" table:style-name="ce15">
            <text:p><text:s text:c="3"/>185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0" table:style-name="ce15">
            <text:p>—</text:p>
          </table:table-cell>
          <table:table-cell office:value-type="float" office:value="186" table:style-name="ce65">
            <text:p><text:s text:c="3"/>186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93" table:style-name="ce65">
            <text:p><text:s text:c="3"/>19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160" table:style-name="ce19">
            <text:p><text:s text:c="3"/>160</text:p>
          </table:table-cell>
          <table:table-cell office:value-type="float" office:value="153" table:style-name="ce15">
            <text:p><text:s text:c="3"/>153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154" table:style-name="ce66">
            <text:p><text:s text:c="3"/>154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57" table:style-name="ce66">
            <text:p><text:s text:c="3"/>157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51" table:style-name="ce41">
            <text:p><text:s text:c="3"/>151</text:p>
          </table:table-cell>
          <table:table-cell office:value-type="float" office:value="148" table:style-name="ce41">
            <text:p><text:s text:c="3"/>14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42" table:style-name="ce65">
            <text:p><text:s text:c="3"/>14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50" table:style-name="ce64">
            <text:p><text:s text:c="3"/>150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90" table:style-name="ce15">
            <text:p><text:s text:c="3"/>90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85" table:style-name="ce65">
            <text:p><text:s text:c="3"/>8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89" table:style-name="ce65">
            <text:p><text:s text:c="3"/>89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61" table:style-name="ce19">
            <text:p><text:s text:c="3"/>61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57" table:style-name="ce66">
            <text:p><text:s text:c="3"/>57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1" table:style-name="ce66">
            <text:p><text:s text:c="3"/>6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9"/>
          <table:table-cell office:value-type="string" table:style-name="ce17">
            <text:p>計</text:p>
          </table:table-cell>
          <table:table-cell office:value-type="float" office:value="121" table:style-name="ce27">
            <text:p><text:s text:c="3"/>121</text:p>
          </table:table-cell>
          <table:table-cell office:value-type="float" office:value="121" table:style-name="ce27">
            <text:p><text:s text:c="3"/>12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14" table:style-name="ce56">
            <text:p><text:s text:c="3"/>114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18" table:style-name="ce59">
            <text:p><text:s text:c="3"/>11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">
            <text:p>福建省</text:p>
          </table:table-cell>
          <table:table-cell office:value-type="string" table:style-name="ce16">
            <text:p>男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26">
            <text:p>女</text:p>
          </table:table-cell>
          <table:table-cell office:value-type="float" office:value="64" table:style-name="ce45">
            <text:p><text:s text:c="3"/>64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08" table:style-name="ce41">
            <text:p><text:s text:c="3"/>108</text:p>
          </table:table-cell>
          <table:table-cell office:value-type="float" office:value="108" table:style-name="ce41">
            <text:p><text:s text:c="3"/>10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03" table:style-name="ce65">
            <text:p><text:s text:c="3"/>10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48" table:style-name="ce65">
            <text:p><text:s text:c="3"/>48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51" table:style-name="ce65">
            <text:p><text:s text:c="3"/>51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43"/>
          <table:table-cell office:value-type="string" table:style-name="ce11">
            <text:p>女</text:p>
          </table:table-cell>
          <table:table-cell office:value-type="float" office:value="57" table:style-name="ce19">
            <text:p><text:s text:c="3"/>57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5" table:style-name="ce66">
            <text:p><text:s text:c="3"/>55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54" table:style-name="ce66">
            <text:p><text:s text:c="3"/>54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6">
          <table:table-cell table:style-name="ce42"/>
          <table:table-cell office:value-type="string" table:style-name="ce13">
            <text:p>計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9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67"/>
          <table:table-cell office:value-type="string" table:style-name="ce11">
            <text:p>女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"/>
          <table:table-cell table:number-columns-repeated="4" table:style-name="ce4"/>
          <table:table-cell table:style-name="ce68"/>
          <table:table-cell table:number-columns-repeated="2" table:style-name="ce69"/>
          <table:table-cell table:number-columns-repeated="3" table:style-name="ce4"/>
          <table:table-cell office:value-type="string" table:style-name="ce2">
            <text:p>內政部戶政司 民國108年8月5日編製</text:p>
          </table:table-cell>
          <table:table-cell table:number-columns-repeated="16372"/>
        </table:table-row>
        <table:table-row table:style-name="ro9">
          <table:table-cell table:style-name="ce38"/>
          <table:table-cell table:style-name="ce4"/>
          <table:table-cell table:style-name="ce37"/>
          <table:table-cell table:number-columns-repeated="16381" table:style-name="ce4"/>
        </table:table-row>
        <table:table-row table:style-name="ro9">
          <table:table-cell table:style-name="ce36"/>
          <table:table-cell table:number-columns-repeated="16383" table:style-name="ce4"/>
        </table:table-row>
        <table:table-row table:number-rows-repeated="2" table:style-name="ro9">
          <table:table-cell table:number-columns-repeated="16384" table:style-name="ce4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IV$6" table:base-cell-address="07-縣市別.$A$1"/>
        </table:named-expressions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  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   －</number:text>
      <number:number number:decimal-places="2" number:min-integer-digits="1" number:grouping="true"/>
    </number:number-style>
    <number:text-style style:name="N56">
      <number:text>－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4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5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7:32Z</dc:date>
    <meta:print-date>2019-08-05T09:00:30Z</meta:print-date>
  </office:meta>
</office:document-meta>
</file>